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in"/>
    </style:style>
    <style:style style:name="co6" style:family="table-column">
      <style:table-column-properties fo:break-before="auto" style:column-width="2.5in"/>
    </style:style>
    <style:style style:name="co7" style:family="table-column">
      <style:table-column-properties fo:break-before="auto" style:column-width="1.1425in"/>
    </style:style>
    <style:style style:name="co8" style:family="table-column">
      <style:table-column-properties fo:break-before="auto" style:column-width="1.122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2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2">
      <style:table-cell-properties fo:border-bottom="none" fo:border-left="0.74pt groove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 style:data-style-name="N0">
      <style:text-properties fo:font-size="12pt" style:font-size-asian="12pt" style:font-size-complex="12pt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 style:data-style-name="N2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2">
      <style:table-cell-properties fo:border-bottom="none" fo:border-left="none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5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 style:data-style-name="N2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2">
      <style:table-cell-properties fo:border-bottom="none" fo:border-left="0.74pt groove #000000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 style:data-style-name="N2">
      <style:table-cell-properties fo:border-bottom="0.74pt groove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0">
      <style:table-cell-properties fo:border-bottom="0.74pt groove #000000" fo:border-left="none" fo:border-right="none" fo:border-top="none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74pt groove #000000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0">
      <style:table-cell-properties fo:border-bottom="none" fo:border-left="0.74pt groove #000000" fo:border-right="none" fo:border-top="none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Calibr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6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3" table:default-cell-style-name="ce9"/>
        <table:table-column table:style-name="co6" table:number-columns-repeated="3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Default"/>
        <table:table-column table:style-name="co9" table:number-columns-repeated="16350" table:default-cell-style-name="ce9"/>
        <table:table-row table:style-name="ro1">
          <table:table-cell table:style-name="ce84" office:value-type="string" calcext:value-type="string">
            <text:p>UIE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24"/>
          <table:table-cell table:style-name="ce35"/>
          <table:table-cell table:style-name="ce15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24"/>
          <table:table-cell table:style-name="ce12" table:number-columns-spanned="2" table:number-rows-spanned="1"/>
          <table:covered-table-cell table:style-name="ce12"/>
          <table:table-cell table:style-name="ce24"/>
          <table:table-cell table:style-name="ce44" table:formula="of:=IF([.A1]&lt;&gt;&quot;&quot;; [.A1]; &quot;&quot;)" office:value-type="string" office:string-value="UIE" calcext:value-type="string">
            <text:p>UIE</text:p>
          </table:table-cell>
          <table:table-cell table:style-name="ce24" table:number-columns-repeated="2"/>
          <table:table-cell table:style-name="ce120"/>
          <table:table-cell table:style-name="ce35"/>
          <table:table-cell table:style-name="ce24" table:number-columns-repeated="3"/>
          <table:table-cell table:style-name="ce72"/>
          <table:table-cell table:style-name="ce24"/>
          <table:table-cell table:number-columns-repeated="16351"/>
        </table:table-row>
        <table:table-row table:style-name="ro1">
          <table:table-cell table:style-name="ce2" office:value-type="string" calcext:value-type="string">
            <text:p>large</text:p>
          </table:table-cell>
          <table:table-cell table:style-name="ce15" office:value-type="string" calcext:value-type="string" table:number-columns-spanned="2" table:number-rows-spanned="1">
            <text:p>F1</text:p>
          </table:table-cell>
          <table:covered-table-cell table:style-name="ce24"/>
          <table:table-cell table:style-name="ce15" office:value-type="string" calcext:value-type="string" table:number-columns-spanned="2" table:number-rows-spanned="1">
            <text:p>P</text:p>
          </table:table-cell>
          <table:covered-table-cell table:style-name="ce24"/>
          <table:table-cell table:style-name="ce15" office:value-type="string" calcext:value-type="string" table:number-columns-spanned="2" table:number-rows-spanned="1">
            <text:p>R</text:p>
          </table:table-cell>
          <table:covered-table-cell table:style-name="ce24"/>
          <table:table-cell table:style-name="ce35"/>
          <table:table-cell table:style-name="ce15" office:value-type="string" calcext:value-type="string" table:number-columns-spanned="2" table:number-rows-spanned="1">
            <text:p>F1</text:p>
          </table:table-cell>
          <table:covered-table-cell table:style-name="ce24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24"/>
          <table:table-cell table:style-name="ce15" office:value-type="string" calcext:value-type="string" table:number-columns-spanned="2" table:number-rows-spanned="1">
            <text:p>R</text:p>
          </table:table-cell>
          <table:covered-table-cell table:style-name="ce24"/>
          <table:table-cell table:style-name="ce12" table:number-columns-spanned="2" table:number-rows-spanned="1"/>
          <table:covered-table-cell table:style-name="ce12"/>
          <table:table-cell table:style-name="ce24"/>
          <table:table-cell table:style-name="ce44" table:formula="of:=IF([.A2]&lt;&gt;&quot;&quot;; [.A2]; &quot;&quot;)" office:value-type="string" office:string-value="large" calcext:value-type="string">
            <text:p>large</text:p>
          </table:table-cell>
          <table:table-cell table:style-name="ce12" office:value-type="string" calcext:value-type="string" table:number-columns-spanned="3" table:number-rows-spanned="1">
            <text:p>Strict Match</text:p>
          </table:table-cell>
          <table:covered-table-cell table:style-name="ce12"/>
          <table:covered-table-cell table:style-name="ce81"/>
          <table:table-cell table:style-name="ce35"/>
          <table:table-cell table:style-name="ce12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2"/>
          <table:table-cell table:style-name="ce72"/>
          <table:table-cell table:style-name="ce24"/>
          <table:table-cell table:number-columns-repeated="16351"/>
        </table:table-row>
        <table:table-row table:style-name="ro1">
          <table:table-cell table:style-name="ce84" office:value-type="string" calcext:value-type="string">
            <text:p>T5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24"/>
          <table:table-cell table:style-name="ce44" table:formula="of:=IF([.A3]&lt;&gt;&quot;&quot;; [.A3]; &quot;&quot;)" office:value-type="string" office:string-value="T5" calcext:value-type="string">
            <text:p>T5</text:p>
          </table:table-cell>
          <table:table-cell table:style-name="ce12" office:value-type="string" calcext:value-type="string">
            <text:p>F1</text:p>
          </table:table-cell>
          <table:table-cell table:style-name="ce81" office:value-type="string" calcext:value-type="string">
            <text:p>P</text:p>
          </table:table-cell>
          <table:table-cell table:style-name="ce81" office:value-type="string" calcext:value-type="string">
            <text:p>R</text:p>
          </table:table-cell>
          <table:table-cell table:style-name="ce35"/>
          <table:table-cell table:style-name="ce81" office:value-type="string" calcext:value-type="string">
            <text:p>F1</text:p>
          </table:table-cell>
          <table:table-cell table:style-name="ce81" office:value-type="string" calcext:value-type="string">
            <text:p>P</text:p>
          </table:table-cell>
          <table:table-cell table:style-name="ce81" office:value-type="string" calcext:value-type="string">
            <text:p>R</text:p>
          </table:table-cell>
          <table:table-cell table:style-name="ce73"/>
          <table:table-cell table:style-name="ce12"/>
          <table:table-cell table:number-columns-repeated="16351"/>
        </table:table-row>
        <table:table-row table:style-name="ro1">
          <table:table-cell table:style-name="ce4" office:value-type="string" calcext:value-type="string">
            <text:p>comparisson</text:p>
          </table:table-cell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93" table:number-columns-repeated="3"/>
          <table:table-cell table:style-name="ce60" table:formula="of:=IF([.A4]&lt;&gt;&quot;&quot;; [.A4]; &quot;&quot;)" office:value-type="string" office:string-value="comparisson" calcext:value-type="string">
            <text:p>comparisson</text:p>
          </table:table-cell>
          <table:table-cell table:style-name="ce93"/>
          <table:table-cell table:style-name="ce52"/>
          <table:table-cell table:style-name="ce106"/>
          <table:table-cell table:style-name="ce52"/>
          <table:table-cell table:style-name="ce93"/>
          <table:table-cell table:style-name="ce52"/>
          <table:table-cell table:style-name="ce106"/>
          <table:table-cell table:style-name="ce72"/>
          <table:table-cell table:style-name="ce24"/>
          <table:table-cell table:number-columns-repeated="16351"/>
        </table:table-row>
        <table:table-row table:style-name="ro1">
          <table:table-cell table:style-name="ce116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54"/>
          <table:table-cell table:style-name="ce94"/>
          <table:table-cell table:style-name="ce107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115"/>
          <table:table-cell table:style-name="ce46" table:formula="of:=IF([.A5]&lt;&gt;&quot;&quot;; [.A5]; &quot;&quot;)">
            <text:p/>
          </table:table-cell>
          <table:table-cell table:style-name="ce95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55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108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35"/>
          <table:table-cell table:style-name="ce55" table:number-columns-repeated="3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<text:span text:style-name="T1">Single: </text:span>TempEval</text:p>
          </table:table-cell>
          <table:table-cell table:style-name="ce95" office:value-type="float" office:value="93.455098187878" calcext:value-type="float">
            <text:p>93.46</text:p>
          </table:table-cell>
          <table:table-cell table:style-name="ce108" office:value-type="float" office:value="0.899590339493472" calcext:value-type="float">
            <text:p>0.90</text:p>
          </table:table-cell>
          <table:table-cell table:style-name="ce95" office:value-type="float" office:value="93.7044283389548" calcext:value-type="float">
            <text:p>93.70</text:p>
          </table:table-cell>
          <table:table-cell table:style-name="ce108" office:value-type="float" office:value="1.10956004377244" calcext:value-type="float">
            <text:p>1.11</text:p>
          </table:table-cell>
          <table:table-cell table:style-name="ce115" office:value-type="float" office:value="93.2173727917363" calcext:value-type="float">
            <text:p>93.22</text:p>
          </table:table-cell>
          <table:table-cell table:style-name="ce115" office:value-type="float" office:value="1.16326663628542" calcext:value-type="float">
            <text:p>1.16</text:p>
          </table:table-cell>
          <table:table-cell table:style-name="ce55"/>
          <table:table-cell table:style-name="ce95" office:value-type="float" office:value="96.1803021184941" calcext:value-type="float">
            <text:p>96.18</text:p>
          </table:table-cell>
          <table:table-cell table:style-name="ce108" office:value-type="float" office:value="1.13779122596638" calcext:value-type="float">
            <text:p>1.14</text:p>
          </table:table-cell>
          <table:table-cell table:style-name="ce95" office:value-type="float" office:value="96.439878448837" calcext:value-type="float">
            <text:p>96.44</text:p>
          </table:table-cell>
          <table:table-cell table:style-name="ce108" office:value-type="float" office:value="1.51935184312496" calcext:value-type="float">
            <text:p>1.52</text:p>
          </table:table-cell>
          <table:table-cell table:style-name="ce95" office:value-type="float" office:value="95.9327180866564" calcext:value-type="float">
            <text:p>95.93</text:p>
          </table:table-cell>
          <table:table-cell table:style-name="ce108" office:value-type="float" office:value="1.14871166690322" calcext:value-type="float">
            <text:p>1.15</text:p>
          </table:table-cell>
          <table:table-cell table:style-name="ce115"/>
          <table:table-cell table:style-name="ce117"/>
          <table:table-cell table:style-name="ce24"/>
          <table:table-cell table:style-name="ce44" table:formula="of:=IF([.A6]&lt;&gt;&quot;&quot;; [.A6]; &quot;&quot;)" office:value-type="string" office:string-value="Single: TempEval" calcext:value-type="string">
            <text:p>Single: TempEval</text:p>
          </table:table-cell>
          <table:table-cell table:style-name="ce63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3.46_{\pm 0.90}$ " calcext:value-type="string">
            <text:p><text:s/>$93.46_{\pm 0.90}$ </text:p>
          </table:table-cell>
          <table:table-cell table:style-name="ce67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3.70_{\pm 1.11}$ " calcext:value-type="string">
            <text:p><text:s/>$93.70_{\pm 1.11}$ </text:p>
          </table:table-cell>
          <table:table-cell table:style-name="ce69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3.22_{\pm 1.16}$ " calcext:value-type="string">
            <text:p><text:s/>$93.22_{\pm 1.16}$ </text:p>
          </table:table-cell>
          <table:table-cell table:style-name="ce70"/>
          <table:table-cell table:style-name="ce67" table:formula="of:=IF(AND([.I6]&lt;&gt;&quot;&quot;; [.J6]&lt;&gt;&quot;&quot;); &quot; $&quot; &amp; TEXT([.I6]; &quot;0.00&quot;) &amp; &quot;_{\pm &quot; &amp; TEXT([.J6]; &quot;0.00&quot;) &amp; &quot;}$ &quot;; &quot;&quot;)" office:value-type="string" office:string-value=" $96.18_{\pm 1.14}$ " calcext:value-type="string">
            <text:p><text:s/>$96.18_{\pm 1.14}$ </text:p>
          </table:table-cell>
          <table:table-cell table:style-name="ce67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6.44_{\pm 1.52}$ " calcext:value-type="string">
            <text:p><text:s/>$96.44_{\pm 1.52}$ </text:p>
          </table:table-cell>
          <table:table-cell table:style-name="ce67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5.93_{\pm 1.15}$ " calcext:value-type="string">
            <text:p><text:s/>$95.93_{\pm 1.15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<text:span text:style-name="T1">Multi: </text:span>TempEval</text:p>
          </table:table-cell>
          <table:table-cell table:style-name="ce95" office:value-type="float" office:value="93.4876012356286" calcext:value-type="float">
            <text:p>93.49</text:p>
          </table:table-cell>
          <table:table-cell table:style-name="ce108" office:value-type="float" office:value="1.04027424017095" calcext:value-type="float">
            <text:p>1.04</text:p>
          </table:table-cell>
          <table:table-cell table:style-name="ce95" office:value-type="float" office:value="93.7582509898352" calcext:value-type="float">
            <text:p>93.76</text:p>
          </table:table-cell>
          <table:table-cell table:style-name="ce108" office:value-type="float" office:value="1.17762356232064" calcext:value-type="float">
            <text:p>1.18</text:p>
          </table:table-cell>
          <table:table-cell table:style-name="ce115" office:value-type="float" office:value="93.2381716531505" calcext:value-type="float">
            <text:p>93.24</text:p>
          </table:table-cell>
          <table:table-cell table:style-name="ce115" office:value-type="float" office:value="1.61989846993197" calcext:value-type="float">
            <text:p>1.62</text:p>
          </table:table-cell>
          <table:table-cell table:style-name="ce55"/>
          <table:table-cell table:style-name="ce95" office:value-type="float" office:value="96.4998319528185" calcext:value-type="float">
            <text:p>96.50</text:p>
          </table:table-cell>
          <table:table-cell table:style-name="ce108" office:value-type="float" office:value="0.874710299920996" calcext:value-type="float">
            <text:p>0.87</text:p>
          </table:table-cell>
          <table:table-cell table:style-name="ce95" office:value-type="float" office:value="96.7778647497738" calcext:value-type="float">
            <text:p>96.78</text:p>
          </table:table-cell>
          <table:table-cell table:style-name="ce108" office:value-type="float" office:value="0.916401793406468" calcext:value-type="float">
            <text:p>0.92</text:p>
          </table:table-cell>
          <table:table-cell table:style-name="ce95" office:value-type="float" office:value="96.243641704888" calcext:value-type="float">
            <text:p>96.24</text:p>
          </table:table-cell>
          <table:table-cell table:style-name="ce108" office:value-type="float" office:value="1.62352261826496" calcext:value-type="float">
            <text:p>1.62</text:p>
          </table:table-cell>
          <table:table-cell table:style-name="ce115" table:number-columns-repeated="3"/>
          <table:table-cell table:style-name="ce44" table:formula="of:=IF([.A7]&lt;&gt;&quot;&quot;; [.A7]; &quot;&quot;)" office:value-type="string" office:string-value="Multi: TempEval" calcext:value-type="string">
            <text:p>Multi: TempEval</text:p>
          </table:table-cell>
          <table:table-cell table:style-name="ce63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3.49_{\pm 1.04}$ " calcext:value-type="string">
            <text:p><text:s/>$93.49_{\pm 1.04}$ </text:p>
          </table:table-cell>
          <table:table-cell table:style-name="ce67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3.76_{\pm 1.18}$ " calcext:value-type="string">
            <text:p><text:s/>$93.76_{\pm 1.18}$ </text:p>
          </table:table-cell>
          <table:table-cell table:style-name="ce69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3.24_{\pm 1.62}$ " calcext:value-type="string">
            <text:p><text:s/>$93.24_{\pm 1.62}$ </text:p>
          </table:table-cell>
          <table:table-cell table:style-name="ce70"/>
          <table:table-cell table:style-name="ce67" table:formula="of:=IF(AND([.I7]&lt;&gt;&quot;&quot;; [.J7]&lt;&gt;&quot;&quot;); &quot; $&quot; &amp; TEXT([.I7]; &quot;0.00&quot;) &amp; &quot;_{\pm &quot; &amp; TEXT([.J7]; &quot;0.00&quot;) &amp; &quot;}$ &quot;; &quot;&quot;)" office:value-type="string" office:string-value=" $96.50_{\pm 0.87}$ " calcext:value-type="string">
            <text:p><text:s/>$96.50_{\pm 0.87}$ </text:p>
          </table:table-cell>
          <table:table-cell table:style-name="ce67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6.78_{\pm 0.92}$ " calcext:value-type="string">
            <text:p><text:s/>$96.78_{\pm 0.92}$ </text:p>
          </table:table-cell>
          <table:table-cell table:style-name="ce67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6.24_{\pm 1.62}$ " calcext:value-type="string">
            <text:p><text:s/>$96.24_{\pm 1.62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6]); ISBLANK([.B7])); &quot;&quot;; ([.B6] - [.B7]))" office:value-type="float" office:value="-0.032503047750609" calcext:value-type="float">
            <text:p>-0.03</text:p>
          </table:table-cell>
          <table:table-cell table:style-name="ce26" table:formula="of:=IF(OR(ISBLANK([.C6]); ISBLANK([.C7])); &quot;&quot;; ([.C6] - [.C7]))" office:value-type="float" office:value="-0.140683900677478" calcext:value-type="float">
            <text:p>-0.14</text:p>
          </table:table-cell>
          <table:table-cell table:style-name="ce20" table:formula="of:=IF(OR(ISBLANK([.D6]); ISBLANK([.D7])); &quot;&quot;; ([.D6] - [.D7]))" office:value-type="float" office:value="-0.0538226508804058" calcext:value-type="float">
            <text:p>-0.05</text:p>
          </table:table-cell>
          <table:table-cell table:style-name="ce26" table:formula="of:=IF(OR(ISBLANK([.E6]); ISBLANK([.E7])); &quot;&quot;; ([.E6] - [.E7]))" office:value-type="float" office:value="-0.0680635185481999" calcext:value-type="float">
            <text:p>-0.07</text:p>
          </table:table-cell>
          <table:table-cell table:style-name="ce20" table:formula="of:=IF(OR(ISBLANK([.F6]); ISBLANK([.F7])); &quot;&quot;; ([.F6] - [.F7]))" office:value-type="float" office:value="-0.0207988614142067" calcext:value-type="float">
            <text:p>-0.02</text:p>
          </table:table-cell>
          <table:table-cell table:style-name="ce26" table:formula="of:=IF(OR(ISBLANK([.G6]); ISBLANK([.G7])); &quot;&quot;; ([.G6] - [.G7]))" office:value-type="float" office:value="-0.45663183364655" calcext:value-type="float">
            <text:p>-0.46</text:p>
          </table:table-cell>
          <table:table-cell table:style-name="ce42"/>
          <table:table-cell table:style-name="ce20" table:formula="of:=IF(OR(ISBLANK([.I6]); ISBLANK([.I7])); &quot;&quot;; ([.I6] - [.I7]))" office:value-type="float" office:value="-0.319529834324399" calcext:value-type="float">
            <text:p>-0.32</text:p>
          </table:table-cell>
          <table:table-cell table:style-name="ce26" table:formula="of:=IF(OR(ISBLANK([.J6]); ISBLANK([.J7])); &quot;&quot;; ([.J6] - [.J7]))" office:value-type="float" office:value="0.263080926045384" calcext:value-type="float">
            <text:p>0.26</text:p>
          </table:table-cell>
          <table:table-cell table:style-name="ce20" table:formula="of:=IF(OR(ISBLANK([.K6]); ISBLANK([.K7])); &quot;&quot;; ([.K6] - [.K7]))" office:value-type="float" office:value="-0.337986300936791" calcext:value-type="float">
            <text:p>-0.34</text:p>
          </table:table-cell>
          <table:table-cell table:style-name="ce26" table:formula="of:=IF(OR(ISBLANK([.L6]); ISBLANK([.L7])); &quot;&quot;; ([.L6] - [.L7]))" office:value-type="float" office:value="0.602950049718492" calcext:value-type="float">
            <text:p>0.60</text:p>
          </table:table-cell>
          <table:table-cell table:style-name="ce20" table:formula="of:=IF(OR(ISBLANK([.M6]); ISBLANK([.M7])); &quot;&quot;; ([.M6] - [.M7]))" office:value-type="float" office:value="-0.310923618231612" calcext:value-type="float">
            <text:p>-0.31</text:p>
          </table:table-cell>
          <table:table-cell table:style-name="ce26" table:formula="of:=IF(OR(ISBLANK([.N6]); ISBLANK([.N7])); &quot;&quot;; ([.N6] - [.N7]))" office:value-type="float" office:value="-0.47481095136174" calcext:value-type="float">
            <text:p>-0.47</text:p>
          </table:table-cell>
          <table:table-cell table:style-name="ce47" table:number-columns-repeated="2"/>
          <table:table-cell table:style-name="ce50"/>
          <table:table-cell table:style-name="ce58" table:formula="of:=IF([.A8]&lt;&gt;&quot;&quot;; [.A8]; &quot;&quot;)" office:value-type="string" office:string-value="Improvement" calcext:value-type="string">
            <text:p>Improvement</text:p>
          </table:table-cell>
          <table:table-cell table:style-name="ce61" table:formula="of:=IF(AND([.B8]&lt;&gt;&quot;&quot;; [.C8]&lt;&gt;&quot;&quot;); &quot; $&quot; &amp; TEXT([.B8]; &quot;0.00&quot;) &amp; &quot;_{\delta \hspace{1px} &quot; &amp; TEXT([.C8]; &quot;0.00&quot;) &amp; &quot;}$ &quot;; &quot;&quot;)" office:value-type="string" office:string-value=" $-0.03_{\delta \hspace{1px} -0.14}$ " calcext:value-type="string">
            <text:p><text:s/>$-0.03_{\delta \hspace{1px} -0.14}$ </text:p>
          </table:table-cell>
          <table:table-cell table:style-name="ce61" table:formula="of:=IF(AND([.D8]&lt;&gt;&quot;&quot;; [.E8]&lt;&gt;&quot;&quot;); &quot; $&quot; &amp; TEXT([.D8]; &quot;0.00&quot;) &amp; &quot;_{\delta \hspace{1px} &quot; &amp; TEXT([.E8]; &quot;0.00&quot;) &amp; &quot;}$ &quot;; &quot;&quot;)" office:value-type="string" office:string-value=" $-0.05_{\delta \hspace{1px} -0.07}$ " calcext:value-type="string">
            <text:p><text:s/>$-0.05_{\delta \hspace{1px} -0.07}$ </text:p>
          </table:table-cell>
          <table:table-cell table:style-name="ce61" table:formula="of:=IF(AND([.F8]&lt;&gt;&quot;&quot;; [.G8]&lt;&gt;&quot;&quot;); &quot; $&quot; &amp; TEXT([.F8]; &quot;0.00&quot;) &amp; &quot;_{\delta \hspace{1px} &quot; &amp; TEXT([.G8]; &quot;0.00&quot;) &amp; &quot;}$ &quot;; &quot;&quot;)" office:value-type="string" office:string-value=" $-0.02_{\delta \hspace{1px} -0.46}$ " calcext:value-type="string">
            <text:p><text:s/>$-0.02_{\delta \hspace{1px} -0.46}$ </text:p>
          </table:table-cell>
          <table:table-cell table:style-name="ce76"/>
          <table:table-cell table:style-name="ce66" table:formula="of:=IF(AND([.I8]&lt;&gt;&quot;&quot;; [.J8]&lt;&gt;&quot;&quot;); &quot; $&quot; &amp; TEXT([.I8]; &quot;0.00&quot;) &amp; &quot;_{\delta \hspace{1px} &quot; &amp; TEXT([.J8]; &quot;0.00&quot;) &amp; &quot;}$ &quot;; &quot;&quot;)" office:value-type="string" office:string-value=" $-0.32_{\delta \hspace{1px} 0.26}$ " calcext:value-type="string">
            <text:p><text:s/>$-0.32_{\delta \hspace{1px} 0.26}$ </text:p>
          </table:table-cell>
          <table:table-cell table:style-name="ce61" table:formula="of:=IF(AND([.K8]&lt;&gt;&quot;&quot;; [.L8]&lt;&gt;&quot;&quot;); &quot; $&quot; &amp; TEXT([.K8]; &quot;0.00&quot;) &amp; &quot;_{\delta \hspace{1px} &quot; &amp; TEXT([.L8]; &quot;0.00&quot;) &amp; &quot;}$ &quot;; &quot;&quot;)" office:value-type="string" office:string-value=" $-0.34_{\delta \hspace{1px} 0.60}$ " calcext:value-type="string">
            <text:p><text:s/>$-0.34_{\delta \hspace{1px} 0.60}$ </text:p>
          </table:table-cell>
          <table:table-cell table:style-name="ce66" table:formula="of:=IF(AND([.M8]&lt;&gt;&quot;&quot;; [.N8]&lt;&gt;&quot;&quot;); &quot; $&quot; &amp; TEXT([.M8]; &quot;0.00&quot;) &amp; &quot;_{\delta \hspace{1px} &quot; &amp; TEXT([.N8]; &quot;0.00&quot;) &amp; &quot;}$ &quot;; &quot;&quot;)" office:value-type="string" office:string-value=" $-0.31_{\delta \hspace{1px} -0.47}$ " calcext:value-type="string">
            <text:p><text:s/>$-0.31_{\delta \hspace{1px} -0.47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9]&lt;&gt;&quot;&quot;; [.A9]; &quot;&quot;)">
            <text:p/>
          </table:table-cell>
          <table:table-cell table:style-name="ce63" table:formula="of:=IF(AND([.B9]&lt;&gt;&quot;&quot;; [.C9]&lt;&gt;&quot;&quot;); &quot; $&quot; &amp; TEXT([.B9]; &quot;0.00&quot;) &amp; &quot;_{\pm &quot; &amp; TEXT([.C9]; &quot;0.00&quot;) &amp; &quot;}$ &quot;; &quot;&quot;)">
            <text:p/>
          </table:table-cell>
          <table:table-cell table:style-name="ce67" table:formula="of:=IF(AND([.D9]&lt;&gt;&quot;&quot;; [.E9]&lt;&gt;&quot;&quot;); &quot; $&quot; &amp; TEXT([.D9]; &quot;0.00&quot;) &amp; &quot;_{\pm &quot; &amp; TEXT([.E9]; &quot;0.00&quot;) &amp; &quot;}$ &quot;; &quot;&quot;)">
            <text:p/>
          </table:table-cell>
          <table:table-cell table:style-name="ce69" table:formula="of:=IF(AND([.F9]&lt;&gt;&quot;&quot;; [.G9]&lt;&gt;&quot;&quot;); &quot; $&quot; &amp; TEXT([.F9]; &quot;0.00&quot;) &amp; &quot;_{\pm &quot; &amp; TEXT([.G9]; &quot;0.00&quot;) &amp; &quot;}$ &quot;; &quot;&quot;)">
            <text:p/>
          </table:table-cell>
          <table:table-cell table:style-name="ce70"/>
          <table:table-cell table:style-name="ce67" table:formula="of:=IF(AND([.I9]&lt;&gt;&quot;&quot;; [.J9]&lt;&gt;&quot;&quot;); &quot; $&quot; &amp; TEXT([.I9]; &quot;0.00&quot;) &amp; &quot;_{\pm &quot; &amp; TEXT([.J9]; &quot;0.00&quot;) &amp; &quot;}$ &quot;; &quot;&quot;)">
            <text:p/>
          </table:table-cell>
          <table:table-cell table:style-name="ce67" table:formula="of:=IF(AND([.K9]&lt;&gt;&quot;&quot;; [.L9]&lt;&gt;&quot;&quot;); &quot; $&quot; &amp; TEXT([.K9]; &quot;0.00&quot;) &amp; &quot;_{\pm &quot; &amp; TEXT([.L9]; &quot;0.00&quot;) &amp; &quot;}$ &quot;; &quot;&quot;)">
            <text:p/>
          </table:table-cell>
          <table:table-cell table:style-name="ce67" table:formula="of:=IF(AND([.M9]&lt;&gt;&quot;&quot;; [.N9]&lt;&gt;&quot;&quot;); &quot; $&quot; &amp; TEXT([.M9]; &quot;0.00&quot;) &amp; &quot;_{\pm &quot; &amp; TEXT([.N9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Single: TimeBank</text:p>
          </table:table-cell>
          <table:table-cell table:style-name="ce95" office:value-type="float" office:value="95.8828539011564" calcext:value-type="float">
            <text:p>95.88</text:p>
          </table:table-cell>
          <table:table-cell table:style-name="ce108" office:value-type="float" office:value="1.23158875451985" calcext:value-type="float">
            <text:p>1.23</text:p>
          </table:table-cell>
          <table:table-cell table:style-name="ce95" office:value-type="float" office:value="96.3046278265502" calcext:value-type="float">
            <text:p>96.30</text:p>
          </table:table-cell>
          <table:table-cell table:style-name="ce108" office:value-type="float" office:value="0.969256717595253" calcext:value-type="float">
            <text:p>0.97</text:p>
          </table:table-cell>
          <table:table-cell table:style-name="ce115" office:value-type="float" office:value="95.4696252699154" calcext:value-type="float">
            <text:p>95.47</text:p>
          </table:table-cell>
          <table:table-cell table:style-name="ce115" office:value-type="float" office:value="1.58861725180221" calcext:value-type="float">
            <text:p>1.59</text:p>
          </table:table-cell>
          <table:table-cell table:style-name="ce55"/>
          <table:table-cell table:style-name="ce95" office:value-type="float" office:value="97.2858557639708" calcext:value-type="float">
            <text:p>97.29</text:p>
          </table:table-cell>
          <table:table-cell table:style-name="ce108" office:value-type="float" office:value="0.911634136023228" calcext:value-type="float">
            <text:p>0.91</text:p>
          </table:table-cell>
          <table:table-cell table:style-name="ce95" office:value-type="float" office:value="97.7162420570265" calcext:value-type="float">
            <text:p>97.72</text:p>
          </table:table-cell>
          <table:table-cell table:style-name="ce108" office:value-type="float" office:value="0.834803865251253" calcext:value-type="float">
            <text:p>0.83</text:p>
          </table:table-cell>
          <table:table-cell table:style-name="ce95" office:value-type="float" office:value="96.864205138991" calcext:value-type="float">
            <text:p>96.86</text:p>
          </table:table-cell>
          <table:table-cell table:style-name="ce108" office:value-type="float" office:value="1.19496103329886" calcext:value-type="float">
            <text:p>1.19</text:p>
          </table:table-cell>
          <table:table-cell table:style-name="ce25" table:number-columns-repeated="2"/>
          <table:table-cell table:style-name="ce24"/>
          <table:table-cell table:style-name="ce44" table:formula="of:=IF([.A10]&lt;&gt;&quot;&quot;; [.A10]; &quot;&quot;)" office:value-type="string" office:string-value="Single: TimeBank" calcext:value-type="string">
            <text:p>Single: TimeBank</text:p>
          </table:table-cell>
          <table:table-cell table:style-name="ce63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95.88_{\pm 1.23}$ " calcext:value-type="string">
            <text:p><text:s/>$95.88_{\pm 1.23}$ </text:p>
          </table:table-cell>
          <table:table-cell table:style-name="ce67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96.30_{\pm 0.97}$ " calcext:value-type="string">
            <text:p><text:s/>$96.30_{\pm 0.97}$ </text:p>
          </table:table-cell>
          <table:table-cell table:style-name="ce69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95.47_{\pm 1.59}$ " calcext:value-type="string">
            <text:p><text:s/>$95.47_{\pm 1.59}$ </text:p>
          </table:table-cell>
          <table:table-cell table:style-name="ce70"/>
          <table:table-cell table:style-name="ce67" table:formula="of:=IF(AND([.I10]&lt;&gt;&quot;&quot;; [.J10]&lt;&gt;&quot;&quot;); &quot; $&quot; &amp; TEXT([.I10]; &quot;0.00&quot;) &amp; &quot;_{\pm &quot; &amp; TEXT([.J10]; &quot;0.00&quot;) &amp; &quot;}$ &quot;; &quot;&quot;)" office:value-type="string" office:string-value=" $97.29_{\pm 0.91}$ " calcext:value-type="string">
            <text:p><text:s/>$97.29_{\pm 0.91}$ </text:p>
          </table:table-cell>
          <table:table-cell table:style-name="ce67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97.72_{\pm 0.83}$ " calcext:value-type="string">
            <text:p><text:s/>$97.72_{\pm 0.83}$ </text:p>
          </table:table-cell>
          <table:table-cell table:style-name="ce67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96.86_{\pm 1.19}$ " calcext:value-type="string">
            <text:p><text:s/>$96.86_{\pm 1.19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Multi: TimeBank</text:p>
          </table:table-cell>
          <table:table-cell table:style-name="ce95" office:value-type="float" office:value="95.6307793599022" calcext:value-type="float">
            <text:p>95.63</text:p>
          </table:table-cell>
          <table:table-cell table:style-name="ce108" office:value-type="float" office:value="1.10345329760374" calcext:value-type="float">
            <text:p>1.10</text:p>
          </table:table-cell>
          <table:table-cell table:style-name="ce95" office:value-type="float" office:value="96.0989131121859" calcext:value-type="float">
            <text:p>96.10</text:p>
          </table:table-cell>
          <table:table-cell table:style-name="ce108" office:value-type="float" office:value="1.22327257478269" calcext:value-type="float">
            <text:p>1.22</text:p>
          </table:table-cell>
          <table:table-cell table:style-name="ce115" office:value-type="float" office:value="95.1801956072651" calcext:value-type="float">
            <text:p>95.18</text:p>
          </table:table-cell>
          <table:table-cell table:style-name="ce115" office:value-type="float" office:value="1.48011611105986" calcext:value-type="float">
            <text:p>1.48</text:p>
          </table:table-cell>
          <table:table-cell table:style-name="ce55"/>
          <table:table-cell table:style-name="ce95" office:value-type="float" office:value="97.060639862125" calcext:value-type="float">
            <text:p>97.06</text:p>
          </table:table-cell>
          <table:table-cell table:style-name="ce108" office:value-type="float" office:value="0.926519986851149" calcext:value-type="float">
            <text:p>0.93</text:p>
          </table:table-cell>
          <table:table-cell table:style-name="ce95" office:value-type="float" office:value="97.5369298328783" calcext:value-type="float">
            <text:p>97.54</text:p>
          </table:table-cell>
          <table:table-cell table:style-name="ce108" office:value-type="float" office:value="1.16759936949061" calcext:value-type="float">
            <text:p>1.17</text:p>
          </table:table-cell>
          <table:table-cell table:style-name="ce95" office:value-type="float" office:value="96.6021819465727" calcext:value-type="float">
            <text:p>96.60</text:p>
          </table:table-cell>
          <table:table-cell table:style-name="ce108" office:value-type="float" office:value="1.28394778689436" calcext:value-type="float">
            <text:p>1.28</text:p>
          </table:table-cell>
          <table:table-cell table:style-name="ce29" table:number-columns-repeated="2"/>
          <table:table-cell table:style-name="ce115"/>
          <table:table-cell table:style-name="ce44" table:formula="of:=IF([.A11]&lt;&gt;&quot;&quot;; [.A11]; &quot;&quot;)" office:value-type="string" office:string-value="Multi: TimeBank" calcext:value-type="string">
            <text:p>Multi: TimeBank</text:p>
          </table:table-cell>
          <table:table-cell table:style-name="ce63" table:formula="of:=IF(AND([.B11]&lt;&gt;&quot;&quot;; [.C11]&lt;&gt;&quot;&quot;); &quot; $&quot; &amp; TEXT([.B11]; &quot;0.00&quot;) &amp; &quot;_{\pm &quot; &amp; TEXT([.C11]; &quot;0.00&quot;) &amp; &quot;}$ &quot;; &quot;&quot;)" office:value-type="string" office:string-value=" $95.63_{\pm 1.10}$ " calcext:value-type="string">
            <text:p><text:s/>$95.63_{\pm 1.10}$ </text:p>
          </table:table-cell>
          <table:table-cell table:style-name="ce67" table:formula="of:=IF(AND([.D11]&lt;&gt;&quot;&quot;; [.E11]&lt;&gt;&quot;&quot;); &quot; $&quot; &amp; TEXT([.D11]; &quot;0.00&quot;) &amp; &quot;_{\pm &quot; &amp; TEXT([.E11]; &quot;0.00&quot;) &amp; &quot;}$ &quot;; &quot;&quot;)" office:value-type="string" office:string-value=" $96.10_{\pm 1.22}$ " calcext:value-type="string">
            <text:p><text:s/>$96.10_{\pm 1.22}$ </text:p>
          </table:table-cell>
          <table:table-cell table:style-name="ce69" table:formula="of:=IF(AND([.F11]&lt;&gt;&quot;&quot;; [.G11]&lt;&gt;&quot;&quot;); &quot; $&quot; &amp; TEXT([.F11]; &quot;0.00&quot;) &amp; &quot;_{\pm &quot; &amp; TEXT([.G11]; &quot;0.00&quot;) &amp; &quot;}$ &quot;; &quot;&quot;)" office:value-type="string" office:string-value=" $95.18_{\pm 1.48}$ " calcext:value-type="string">
            <text:p><text:s/>$95.18_{\pm 1.48}$ </text:p>
          </table:table-cell>
          <table:table-cell table:style-name="ce70"/>
          <table:table-cell table:style-name="ce67" table:formula="of:=IF(AND([.I11]&lt;&gt;&quot;&quot;; [.J11]&lt;&gt;&quot;&quot;); &quot; $&quot; &amp; TEXT([.I11]; &quot;0.00&quot;) &amp; &quot;_{\pm &quot; &amp; TEXT([.J11]; &quot;0.00&quot;) &amp; &quot;}$ &quot;; &quot;&quot;)" office:value-type="string" office:string-value=" $97.06_{\pm 0.93}$ " calcext:value-type="string">
            <text:p><text:s/>$97.06_{\pm 0.93}$ </text:p>
          </table:table-cell>
          <table:table-cell table:style-name="ce67" table:formula="of:=IF(AND([.K11]&lt;&gt;&quot;&quot;; [.L11]&lt;&gt;&quot;&quot;); &quot; $&quot; &amp; TEXT([.K11]; &quot;0.00&quot;) &amp; &quot;_{\pm &quot; &amp; TEXT([.L11]; &quot;0.00&quot;) &amp; &quot;}$ &quot;; &quot;&quot;)" office:value-type="string" office:string-value=" $97.54_{\pm 1.17}$ " calcext:value-type="string">
            <text:p><text:s/>$97.54_{\pm 1.17}$ </text:p>
          </table:table-cell>
          <table:table-cell table:style-name="ce67" table:formula="of:=IF(AND([.M11]&lt;&gt;&quot;&quot;; [.N11]&lt;&gt;&quot;&quot;); &quot; $&quot; &amp; TEXT([.M11]; &quot;0.00&quot;) &amp; &quot;_{\pm &quot; &amp; TEXT([.N11]; &quot;0.00&quot;) &amp; &quot;}$ &quot;; &quot;&quot;)" office:value-type="string" office:string-value=" $96.60_{\pm 1.28}$ " calcext:value-type="string">
            <text:p><text:s/>$96.60_{\pm 1.28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0]); ISBLANK([.B11])); &quot;&quot;; ([.B10] - [.B11]))" office:value-type="float" office:value="0.252074541254189" calcext:value-type="float">
            <text:p>0.25</text:p>
          </table:table-cell>
          <table:table-cell table:style-name="ce26" table:formula="of:=IF(OR(ISBLANK([.C10]); ISBLANK([.C11])); &quot;&quot;; ([.C10] - [.C11]))" office:value-type="float" office:value="0.12813545691611" calcext:value-type="float">
            <text:p>0.13</text:p>
          </table:table-cell>
          <table:table-cell table:style-name="ce20" table:formula="of:=IF(OR(ISBLANK([.D10]); ISBLANK([.D11])); &quot;&quot;; ([.D10] - [.D11]))" office:value-type="float" office:value="0.205714714364305" calcext:value-type="float">
            <text:p>0.21</text:p>
          </table:table-cell>
          <table:table-cell table:style-name="ce26" table:formula="of:=IF(OR(ISBLANK([.E10]); ISBLANK([.E11])); &quot;&quot;; ([.E10] - [.E11]))" office:value-type="float" office:value="-0.254015857187437" calcext:value-type="float">
            <text:p>-0.25</text:p>
          </table:table-cell>
          <table:table-cell table:style-name="ce20" table:formula="of:=IF(OR(ISBLANK([.F10]); ISBLANK([.F11])); &quot;&quot;; ([.F10] - [.F11]))" office:value-type="float" office:value="0.289429662650292" calcext:value-type="float">
            <text:p>0.29</text:p>
          </table:table-cell>
          <table:table-cell table:style-name="ce26" table:formula="of:=IF(OR(ISBLANK([.G10]); ISBLANK([.G11])); &quot;&quot;; ([.G10] - [.G11]))" office:value-type="float" office:value="0.10850114074235" calcext:value-type="float">
            <text:p>0.11</text:p>
          </table:table-cell>
          <table:table-cell table:style-name="ce42"/>
          <table:table-cell table:style-name="ce20" table:formula="of:=IF(OR(ISBLANK([.I10]); ISBLANK([.I11])); &quot;&quot;; ([.I10] - [.I11]))" office:value-type="float" office:value="0.2252159018458" calcext:value-type="float">
            <text:p>0.23</text:p>
          </table:table-cell>
          <table:table-cell table:style-name="ce26" table:formula="of:=IF(OR(ISBLANK([.J10]); ISBLANK([.J11])); &quot;&quot;; ([.J10] - [.J11]))" office:value-type="float" office:value="-0.014885850827921" calcext:value-type="float">
            <text:p>-0.01</text:p>
          </table:table-cell>
          <table:table-cell table:style-name="ce20" table:formula="of:=IF(OR(ISBLANK([.K10]); ISBLANK([.K11])); &quot;&quot;; ([.K10] - [.K11]))" office:value-type="float" office:value="0.179312224148205" calcext:value-type="float">
            <text:p>0.18</text:p>
          </table:table-cell>
          <table:table-cell table:style-name="ce26" table:formula="of:=IF(OR(ISBLANK([.L10]); ISBLANK([.L11])); &quot;&quot;; ([.L10] - [.L11]))" office:value-type="float" office:value="-0.332795504239357" calcext:value-type="float">
            <text:p>-0.33</text:p>
          </table:table-cell>
          <table:table-cell table:style-name="ce20" table:formula="of:=IF(OR(ISBLANK([.M10]); ISBLANK([.M11])); &quot;&quot;; ([.M10] - [.M11]))" office:value-type="float" office:value="0.262023192418297" calcext:value-type="float">
            <text:p>0.26</text:p>
          </table:table-cell>
          <table:table-cell table:style-name="ce26" table:formula="of:=IF(OR(ISBLANK([.N10]); ISBLANK([.N11])); &quot;&quot;; ([.N10] - [.N11]))" office:value-type="float" office:value="-0.0889867535955" calcext:value-type="float">
            <text:p>-0.09</text:p>
          </table:table-cell>
          <table:table-cell table:style-name="ce48" table:number-columns-repeated="2"/>
          <table:table-cell table:style-name="ce50"/>
          <table:table-cell table:style-name="ce58" table:formula="of:=IF([.A12]&lt;&gt;&quot;&quot;; [.A12]; &quot;&quot;)" office:value-type="string" office:string-value="Improvement" calcext:value-type="string">
            <text:p>Improvement</text:p>
          </table:table-cell>
          <table:table-cell table:style-name="ce61" table:formula="of:=IF(AND([.B12]&lt;&gt;&quot;&quot;; [.C12]&lt;&gt;&quot;&quot;); &quot; $&quot; &amp; TEXT([.B12]; &quot;0.00&quot;) &amp; &quot;_{\delta \hspace{1px} &quot; &amp; TEXT([.C12]; &quot;0.00&quot;) &amp; &quot;}$ &quot;; &quot;&quot;)" office:value-type="string" office:string-value=" $0.25_{\delta \hspace{1px} 0.13}$ " calcext:value-type="string">
            <text:p><text:s/>$0.25_{\delta \hspace{1px} 0.13}$ </text:p>
          </table:table-cell>
          <table:table-cell table:style-name="ce61" table:formula="of:=IF(AND([.D12]&lt;&gt;&quot;&quot;; [.E12]&lt;&gt;&quot;&quot;); &quot; $&quot; &amp; TEXT([.D12]; &quot;0.00&quot;) &amp; &quot;_{\delta \hspace{1px} &quot; &amp; TEXT([.E12]; &quot;0.00&quot;) &amp; &quot;}$ &quot;; &quot;&quot;)" office:value-type="string" office:string-value=" $0.21_{\delta \hspace{1px} -0.25}$ " calcext:value-type="string">
            <text:p><text:s/>$0.21_{\delta \hspace{1px} -0.25}$ </text:p>
          </table:table-cell>
          <table:table-cell table:style-name="ce61" table:formula="of:=IF(AND([.F12]&lt;&gt;&quot;&quot;; [.G12]&lt;&gt;&quot;&quot;); &quot; $&quot; &amp; TEXT([.F12]; &quot;0.00&quot;) &amp; &quot;_{\delta \hspace{1px} &quot; &amp; TEXT([.G12]; &quot;0.00&quot;) &amp; &quot;}$ &quot;; &quot;&quot;)" office:value-type="string" office:string-value=" $0.29_{\delta \hspace{1px} 0.11}$ " calcext:value-type="string">
            <text:p><text:s/>$0.29_{\delta \hspace{1px} 0.11}$ </text:p>
          </table:table-cell>
          <table:table-cell table:style-name="ce76"/>
          <table:table-cell table:style-name="ce66" table:formula="of:=IF(AND([.I12]&lt;&gt;&quot;&quot;; [.J12]&lt;&gt;&quot;&quot;); &quot; $&quot; &amp; TEXT([.I12]; &quot;0.00&quot;) &amp; &quot;_{\delta \hspace{1px} &quot; &amp; TEXT([.J12]; &quot;0.00&quot;) &amp; &quot;}$ &quot;; &quot;&quot;)" office:value-type="string" office:string-value=" $0.23_{\delta \hspace{1px} -0.01}$ " calcext:value-type="string">
            <text:p><text:s/>$0.23_{\delta \hspace{1px} -0.01}$ </text:p>
          </table:table-cell>
          <table:table-cell table:style-name="ce61" table:formula="of:=IF(AND([.K12]&lt;&gt;&quot;&quot;; [.L12]&lt;&gt;&quot;&quot;); &quot; $&quot; &amp; TEXT([.K12]; &quot;0.00&quot;) &amp; &quot;_{\delta \hspace{1px} &quot; &amp; TEXT([.L12]; &quot;0.00&quot;) &amp; &quot;}$ &quot;; &quot;&quot;)" office:value-type="string" office:string-value=" $0.18_{\delta \hspace{1px} -0.33}$ " calcext:value-type="string">
            <text:p><text:s/>$0.18_{\delta \hspace{1px} -0.33}$ </text:p>
          </table:table-cell>
          <table:table-cell table:style-name="ce66" table:formula="of:=IF(AND([.M12]&lt;&gt;&quot;&quot;; [.N12]&lt;&gt;&quot;&quot;); &quot; $&quot; &amp; TEXT([.M12]; &quot;0.00&quot;) &amp; &quot;_{\delta \hspace{1px} &quot; &amp; TEXT([.N12]; &quot;0.00&quot;) &amp; &quot;}$ &quot;; &quot;&quot;)" office:value-type="string" office:string-value=" $0.26_{\delta \hspace{1px} -0.09}$ " calcext:value-type="string">
            <text:p><text:s/>$0.26_{\delta \hspace{1px} -0.09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3]&lt;&gt;&quot;&quot;; [.A13]; &quot;&quot;)">
            <text:p/>
          </table:table-cell>
          <table:table-cell table:style-name="ce63" table:formula="of:=IF(AND([.B13]&lt;&gt;&quot;&quot;; [.C13]&lt;&gt;&quot;&quot;); &quot; $&quot; &amp; TEXT([.B13]; &quot;0.00&quot;) &amp; &quot;_{\pm &quot; &amp; TEXT([.C13]; &quot;0.00&quot;) &amp; &quot;}$ &quot;; &quot;&quot;)">
            <text:p/>
          </table:table-cell>
          <table:table-cell table:style-name="ce67" table:formula="of:=IF(AND([.D13]&lt;&gt;&quot;&quot;; [.E13]&lt;&gt;&quot;&quot;); &quot; $&quot; &amp; TEXT([.D13]; &quot;0.00&quot;) &amp; &quot;_{\pm &quot; &amp; TEXT([.E13]; &quot;0.00&quot;) &amp; &quot;}$ &quot;; &quot;&quot;)">
            <text:p/>
          </table:table-cell>
          <table:table-cell table:style-name="ce69" table:formula="of:=IF(AND([.F13]&lt;&gt;&quot;&quot;; [.G13]&lt;&gt;&quot;&quot;); &quot; $&quot; &amp; TEXT([.F13]; &quot;0.00&quot;) &amp; &quot;_{\pm &quot; &amp; TEXT([.G13]; &quot;0.00&quot;) &amp; &quot;}$ &quot;; &quot;&quot;)">
            <text:p/>
          </table:table-cell>
          <table:table-cell table:style-name="ce70"/>
          <table:table-cell table:style-name="ce67" table:formula="of:=IF(AND([.I13]&lt;&gt;&quot;&quot;; [.J13]&lt;&gt;&quot;&quot;); &quot; $&quot; &amp; TEXT([.I13]; &quot;0.00&quot;) &amp; &quot;_{\pm &quot; &amp; TEXT([.J13]; &quot;0.00&quot;) &amp; &quot;}$ &quot;; &quot;&quot;)">
            <text:p/>
          </table:table-cell>
          <table:table-cell table:style-name="ce67" table:formula="of:=IF(AND([.K13]&lt;&gt;&quot;&quot;; [.L13]&lt;&gt;&quot;&quot;); &quot; $&quot; &amp; TEXT([.K13]; &quot;0.00&quot;) &amp; &quot;_{\pm &quot; &amp; TEXT([.L13]; &quot;0.00&quot;) &amp; &quot;}$ &quot;; &quot;&quot;)">
            <text:p/>
          </table:table-cell>
          <table:table-cell table:style-name="ce67" table:formula="of:=IF(AND([.M13]&lt;&gt;&quot;&quot;; [.N13]&lt;&gt;&quot;&quot;); &quot; $&quot; &amp; TEXT([.M13]; &quot;0.00&quot;) &amp; &quot;_{\pm &quot; &amp; TEXT([.N13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AQUAINT</text:p>
          </table:table-cell>
          <table:table-cell table:style-name="ce95" office:value-type="float" office:value="84.4489493688402" calcext:value-type="float">
            <text:p>84.45</text:p>
          </table:table-cell>
          <table:table-cell table:style-name="ce108" office:value-type="float" office:value="4.00390501826494" calcext:value-type="float">
            <text:p>4.00</text:p>
          </table:table-cell>
          <table:table-cell table:style-name="ce95" office:value-type="float" office:value="84.2426513584991" calcext:value-type="float">
            <text:p>84.24</text:p>
          </table:table-cell>
          <table:table-cell table:style-name="ce108" office:value-type="float" office:value="6.18541443248922" calcext:value-type="float">
            <text:p>6.19</text:p>
          </table:table-cell>
          <table:table-cell table:style-name="ce115" office:value-type="float" office:value="84.8716634302872" calcext:value-type="float">
            <text:p>84.87</text:p>
          </table:table-cell>
          <table:table-cell table:style-name="ce115" office:value-type="float" office:value="3.34694797875877" calcext:value-type="float">
            <text:p>3.35</text:p>
          </table:table-cell>
          <table:table-cell table:style-name="ce55"/>
          <table:table-cell table:style-name="ce95" office:value-type="float" office:value="91.9592145459063" calcext:value-type="float">
            <text:p>91.96</text:p>
          </table:table-cell>
          <table:table-cell table:style-name="ce108" office:value-type="float" office:value="2.28225897313572" calcext:value-type="float">
            <text:p>2.28</text:p>
          </table:table-cell>
          <table:table-cell table:style-name="ce95" office:value-type="float" office:value="91.6784571438351" calcext:value-type="float">
            <text:p>91.68</text:p>
          </table:table-cell>
          <table:table-cell table:style-name="ce108" office:value-type="float" office:value="4.6686144265793" calcext:value-type="float">
            <text:p>4.67</text:p>
          </table:table-cell>
          <table:table-cell table:style-name="ce95" office:value-type="float" office:value="92.4764439949824" calcext:value-type="float">
            <text:p>92.48</text:p>
          </table:table-cell>
          <table:table-cell table:style-name="ce108" office:value-type="float" office:value="3.05301763130362" calcext:value-type="float">
            <text:p>3.05</text:p>
          </table:table-cell>
          <table:table-cell table:style-name="ce25" table:number-columns-repeated="2"/>
          <table:table-cell table:style-name="ce24"/>
          <table:table-cell table:style-name="ce44" table:formula="of:=IF([.A14]&lt;&gt;&quot;&quot;; [.A14]; &quot;&quot;)" office:value-type="string" office:string-value="Single: AQUAINT" calcext:value-type="string">
            <text:p>Single: AQUAINT</text:p>
          </table:table-cell>
          <table:table-cell table:style-name="ce63" table:formula="of:=IF(AND([.B14]&lt;&gt;&quot;&quot;; [.C14]&lt;&gt;&quot;&quot;); &quot; $&quot; &amp; TEXT([.B14]; &quot;0.00&quot;) &amp; &quot;_{\pm &quot; &amp; TEXT([.C14]; &quot;0.00&quot;) &amp; &quot;}$ &quot;; &quot;&quot;)" office:value-type="string" office:string-value=" $84.45_{\pm 4.00}$ " calcext:value-type="string">
            <text:p><text:s/>$84.45_{\pm 4.00}$ </text:p>
          </table:table-cell>
          <table:table-cell table:style-name="ce67" table:formula="of:=IF(AND([.D14]&lt;&gt;&quot;&quot;; [.E14]&lt;&gt;&quot;&quot;); &quot; $&quot; &amp; TEXT([.D14]; &quot;0.00&quot;) &amp; &quot;_{\pm &quot; &amp; TEXT([.E14]; &quot;0.00&quot;) &amp; &quot;}$ &quot;; &quot;&quot;)" office:value-type="string" office:string-value=" $84.24_{\pm 6.19}$ " calcext:value-type="string">
            <text:p><text:s/>$84.24_{\pm 6.19}$ </text:p>
          </table:table-cell>
          <table:table-cell table:style-name="ce69" table:formula="of:=IF(AND([.F14]&lt;&gt;&quot;&quot;; [.G14]&lt;&gt;&quot;&quot;); &quot; $&quot; &amp; TEXT([.F14]; &quot;0.00&quot;) &amp; &quot;_{\pm &quot; &amp; TEXT([.G14]; &quot;0.00&quot;) &amp; &quot;}$ &quot;; &quot;&quot;)" office:value-type="string" office:string-value=" $84.87_{\pm 3.35}$ " calcext:value-type="string">
            <text:p><text:s/>$84.87_{\pm 3.35}$ </text:p>
          </table:table-cell>
          <table:table-cell table:style-name="ce70"/>
          <table:table-cell table:style-name="ce67" table:formula="of:=IF(AND([.I14]&lt;&gt;&quot;&quot;; [.J14]&lt;&gt;&quot;&quot;); &quot; $&quot; &amp; TEXT([.I14]; &quot;0.00&quot;) &amp; &quot;_{\pm &quot; &amp; TEXT([.J14]; &quot;0.00&quot;) &amp; &quot;}$ &quot;; &quot;&quot;)" office:value-type="string" office:string-value=" $91.96_{\pm 2.28}$ " calcext:value-type="string">
            <text:p><text:s/>$91.96_{\pm 2.28}$ </text:p>
          </table:table-cell>
          <table:table-cell table:style-name="ce67" table:formula="of:=IF(AND([.K14]&lt;&gt;&quot;&quot;; [.L14]&lt;&gt;&quot;&quot;); &quot; $&quot; &amp; TEXT([.K14]; &quot;0.00&quot;) &amp; &quot;_{\pm &quot; &amp; TEXT([.L14]; &quot;0.00&quot;) &amp; &quot;}$ &quot;; &quot;&quot;)" office:value-type="string" office:string-value=" $91.68_{\pm 4.67}$ " calcext:value-type="string">
            <text:p><text:s/>$91.68_{\pm 4.67}$ </text:p>
          </table:table-cell>
          <table:table-cell table:style-name="ce67" table:formula="of:=IF(AND([.M14]&lt;&gt;&quot;&quot;; [.N14]&lt;&gt;&quot;&quot;); &quot; $&quot; &amp; TEXT([.M14]; &quot;0.00&quot;) &amp; &quot;_{\pm &quot; &amp; TEXT([.N14]; &quot;0.00&quot;) &amp; &quot;}$ &quot;; &quot;&quot;)" office:value-type="string" office:string-value=" $92.48_{\pm 3.05}$ " calcext:value-type="string">
            <text:p><text:s/>$92.48_{\pm 3.05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AQUAINT</text:p>
          </table:table-cell>
          <table:table-cell table:style-name="ce19" office:value-type="float" office:value="84.5547296488524" calcext:value-type="float">
            <text:p>84.55</text:p>
          </table:table-cell>
          <table:table-cell table:style-name="ce34" office:value-type="float" office:value="2.95256974688421" calcext:value-type="float">
            <text:p>2.95</text:p>
          </table:table-cell>
          <table:table-cell table:style-name="ce19" office:value-type="float" office:value="84.54891302389" calcext:value-type="float">
            <text:p>84.55</text:p>
          </table:table-cell>
          <table:table-cell table:style-name="ce34" office:value-type="float" office:value="4.56486707169894" calcext:value-type="float">
            <text:p>4.56</text:p>
          </table:table-cell>
          <table:table-cell table:style-name="ce29" office:value-type="float" office:value="84.7106073857857" calcext:value-type="float">
            <text:p>84.71</text:p>
          </table:table-cell>
          <table:table-cell table:style-name="ce29" office:value-type="float" office:value="3.13220249497321" calcext:value-type="float">
            <text:p>3.13</text:p>
          </table:table-cell>
          <table:table-cell table:style-name="ce56"/>
          <table:table-cell table:style-name="ce19" office:value-type="float" office:value="92.359780920279" calcext:value-type="float">
            <text:p>92.36</text:p>
          </table:table-cell>
          <table:table-cell table:style-name="ce34" office:value-type="float" office:value="2.25288908285298" calcext:value-type="float">
            <text:p>2.25</text:p>
          </table:table-cell>
          <table:table-cell table:style-name="ce19" office:value-type="float" office:value="92.3246455465817" calcext:value-type="float">
            <text:p>92.32</text:p>
          </table:table-cell>
          <table:table-cell table:style-name="ce34" office:value-type="float" office:value="3.73524196087902" calcext:value-type="float">
            <text:p>3.74</text:p>
          </table:table-cell>
          <table:table-cell table:style-name="ce19" office:value-type="float" office:value="92.5578062779692" calcext:value-type="float">
            <text:p>92.56</text:p>
          </table:table-cell>
          <table:table-cell table:style-name="ce34" office:value-type="float" office:value="3.39946114887729" calcext:value-type="float">
            <text:p>3.40</text:p>
          </table:table-cell>
          <table:table-cell table:style-name="ce29" table:number-columns-repeated="2"/>
          <table:table-cell table:style-name="ce115"/>
          <table:table-cell table:style-name="ce44" table:formula="of:=IF([.A15]&lt;&gt;&quot;&quot;; [.A15]; &quot;&quot;)" office:value-type="string" office:string-value="Multi: AQUAINT" calcext:value-type="string">
            <text:p>Multi: AQUAINT</text:p>
          </table:table-cell>
          <table:table-cell table:style-name="ce63" table:formula="of:=IF(AND([.B15]&lt;&gt;&quot;&quot;; [.C15]&lt;&gt;&quot;&quot;); &quot; $&quot; &amp; TEXT([.B15]; &quot;0.00&quot;) &amp; &quot;_{\pm &quot; &amp; TEXT([.C15]; &quot;0.00&quot;) &amp; &quot;}$ &quot;; &quot;&quot;)" office:value-type="string" office:string-value=" $84.55_{\pm 2.95}$ " calcext:value-type="string">
            <text:p><text:s/>$84.55_{\pm 2.95}$ </text:p>
          </table:table-cell>
          <table:table-cell table:style-name="ce67" table:formula="of:=IF(AND([.D15]&lt;&gt;&quot;&quot;; [.E15]&lt;&gt;&quot;&quot;); &quot; $&quot; &amp; TEXT([.D15]; &quot;0.00&quot;) &amp; &quot;_{\pm &quot; &amp; TEXT([.E15]; &quot;0.00&quot;) &amp; &quot;}$ &quot;; &quot;&quot;)" office:value-type="string" office:string-value=" $84.55_{\pm 4.56}$ " calcext:value-type="string">
            <text:p><text:s/>$84.55_{\pm 4.56}$ </text:p>
          </table:table-cell>
          <table:table-cell table:style-name="ce69" table:formula="of:=IF(AND([.F15]&lt;&gt;&quot;&quot;; [.G15]&lt;&gt;&quot;&quot;); &quot; $&quot; &amp; TEXT([.F15]; &quot;0.00&quot;) &amp; &quot;_{\pm &quot; &amp; TEXT([.G15]; &quot;0.00&quot;) &amp; &quot;}$ &quot;; &quot;&quot;)" office:value-type="string" office:string-value=" $84.71_{\pm 3.13}$ " calcext:value-type="string">
            <text:p><text:s/>$84.71_{\pm 3.13}$ </text:p>
          </table:table-cell>
          <table:table-cell table:style-name="ce70"/>
          <table:table-cell table:style-name="ce67" table:formula="of:=IF(AND([.I15]&lt;&gt;&quot;&quot;; [.J15]&lt;&gt;&quot;&quot;); &quot; $&quot; &amp; TEXT([.I15]; &quot;0.00&quot;) &amp; &quot;_{\pm &quot; &amp; TEXT([.J15]; &quot;0.00&quot;) &amp; &quot;}$ &quot;; &quot;&quot;)" office:value-type="string" office:string-value=" $92.36_{\pm 2.25}$ " calcext:value-type="string">
            <text:p><text:s/>$92.36_{\pm 2.25}$ </text:p>
          </table:table-cell>
          <table:table-cell table:style-name="ce67" table:formula="of:=IF(AND([.K15]&lt;&gt;&quot;&quot;; [.L15]&lt;&gt;&quot;&quot;); &quot; $&quot; &amp; TEXT([.K15]; &quot;0.00&quot;) &amp; &quot;_{\pm &quot; &amp; TEXT([.L15]; &quot;0.00&quot;) &amp; &quot;}$ &quot;; &quot;&quot;)" office:value-type="string" office:string-value=" $92.32_{\pm 3.74}$ " calcext:value-type="string">
            <text:p><text:s/>$92.32_{\pm 3.74}$ </text:p>
          </table:table-cell>
          <table:table-cell table:style-name="ce67" table:formula="of:=IF(AND([.M15]&lt;&gt;&quot;&quot;; [.N15]&lt;&gt;&quot;&quot;); &quot; $&quot; &amp; TEXT([.M15]; &quot;0.00&quot;) &amp; &quot;_{\pm &quot; &amp; TEXT([.N15]; &quot;0.00&quot;) &amp; &quot;}$ &quot;; &quot;&quot;)" office:value-type="string" office:string-value=" $92.56_{\pm 3.40}$ " calcext:value-type="string">
            <text:p><text:s/>$92.56_{\pm 3.40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4]); ISBLANK([.B15])); &quot;&quot;; ([.B14] - [.B15]))" office:value-type="float" office:value="-0.105780280012198" calcext:value-type="float">
            <text:p>-0.11</text:p>
          </table:table-cell>
          <table:table-cell table:style-name="ce26" table:formula="of:=IF(OR(ISBLANK([.C14]); ISBLANK([.C15])); &quot;&quot;; ([.C14] - [.C15]))" office:value-type="float" office:value="1.05133527138073" calcext:value-type="float">
            <text:p>1.05</text:p>
          </table:table-cell>
          <table:table-cell table:style-name="ce20" table:formula="of:=IF(OR(ISBLANK([.D14]); ISBLANK([.D15])); &quot;&quot;; ([.D14] - [.D15]))" office:value-type="float" office:value="-0.306261665390892" calcext:value-type="float">
            <text:p>-0.31</text:p>
          </table:table-cell>
          <table:table-cell table:style-name="ce26" table:formula="of:=IF(OR(ISBLANK([.E14]); ISBLANK([.E15])); &quot;&quot;; ([.E14] - [.E15]))" office:value-type="float" office:value="1.62054736079028" calcext:value-type="float">
            <text:p>1.62</text:p>
          </table:table-cell>
          <table:table-cell table:style-name="ce20" table:formula="of:=IF(OR(ISBLANK([.F14]); ISBLANK([.F15])); &quot;&quot;; ([.F14] - [.F15]))" office:value-type="float" office:value="0.161056044501493" calcext:value-type="float">
            <text:p>0.16</text:p>
          </table:table-cell>
          <table:table-cell table:style-name="ce26" table:formula="of:=IF(OR(ISBLANK([.G14]); ISBLANK([.G15])); &quot;&quot;; ([.G14] - [.G15]))" office:value-type="float" office:value="0.21474548378556" calcext:value-type="float">
            <text:p>0.21</text:p>
          </table:table-cell>
          <table:table-cell table:style-name="ce42"/>
          <table:table-cell table:style-name="ce20" table:formula="of:=IF(OR(ISBLANK([.I14]); ISBLANK([.I15])); &quot;&quot;; ([.I14] - [.I15]))" office:value-type="float" office:value="-0.400566374372687" calcext:value-type="float">
            <text:p>-0.40</text:p>
          </table:table-cell>
          <table:table-cell table:style-name="ce26" table:formula="of:=IF(OR(ISBLANK([.J14]); ISBLANK([.J15])); &quot;&quot;; ([.J14] - [.J15]))" office:value-type="float" office:value="0.02936989028274" calcext:value-type="float">
            <text:p>0.03</text:p>
          </table:table-cell>
          <table:table-cell table:style-name="ce20" table:formula="of:=IF(OR(ISBLANK([.K14]); ISBLANK([.K15])); &quot;&quot;; ([.K14] - [.K15]))" office:value-type="float" office:value="-0.646188402746603" calcext:value-type="float">
            <text:p>-0.65</text:p>
          </table:table-cell>
          <table:table-cell table:style-name="ce26" table:formula="of:=IF(OR(ISBLANK([.L14]); ISBLANK([.L15])); &quot;&quot;; ([.L14] - [.L15]))" office:value-type="float" office:value="0.93337246570028" calcext:value-type="float">
            <text:p>0.93</text:p>
          </table:table-cell>
          <table:table-cell table:style-name="ce20" table:formula="of:=IF(OR(ISBLANK([.M14]); ISBLANK([.M15])); &quot;&quot;; ([.M14] - [.M15]))" office:value-type="float" office:value="-0.0813622829868024" calcext:value-type="float">
            <text:p>-0.08</text:p>
          </table:table-cell>
          <table:table-cell table:style-name="ce26" table:formula="of:=IF(OR(ISBLANK([.N14]); ISBLANK([.N15])); &quot;&quot;; ([.N14] - [.N15]))" office:value-type="float" office:value="-0.34644351757367" calcext:value-type="float">
            <text:p>-0.35</text:p>
          </table:table-cell>
          <table:table-cell table:style-name="ce48" table:number-columns-repeated="2"/>
          <table:table-cell table:style-name="ce50"/>
          <table:table-cell table:style-name="ce58" table:formula="of:=IF([.A16]&lt;&gt;&quot;&quot;; [.A16]; &quot;&quot;)" office:value-type="string" office:string-value="Improvement" calcext:value-type="string">
            <text:p>Improvement</text:p>
          </table:table-cell>
          <table:table-cell table:style-name="ce61" table:formula="of:=IF(AND([.B16]&lt;&gt;&quot;&quot;; [.C16]&lt;&gt;&quot;&quot;); &quot; $&quot; &amp; TEXT([.B16]; &quot;0.00&quot;) &amp; &quot;_{\delta \hspace{1px} &quot; &amp; TEXT([.C16]; &quot;0.00&quot;) &amp; &quot;}$ &quot;; &quot;&quot;)" office:value-type="string" office:string-value=" $-0.11_{\delta \hspace{1px} 1.05}$ " calcext:value-type="string">
            <text:p><text:s/>$-0.11_{\delta \hspace{1px} 1.05}$ </text:p>
          </table:table-cell>
          <table:table-cell table:style-name="ce61" table:formula="of:=IF(AND([.D16]&lt;&gt;&quot;&quot;; [.E16]&lt;&gt;&quot;&quot;); &quot; $&quot; &amp; TEXT([.D16]; &quot;0.00&quot;) &amp; &quot;_{\delta \hspace{1px} &quot; &amp; TEXT([.E16]; &quot;0.00&quot;) &amp; &quot;}$ &quot;; &quot;&quot;)" office:value-type="string" office:string-value=" $-0.31_{\delta \hspace{1px} 1.62}$ " calcext:value-type="string">
            <text:p><text:s/>$-0.31_{\delta \hspace{1px} 1.62}$ </text:p>
          </table:table-cell>
          <table:table-cell table:style-name="ce61" table:formula="of:=IF(AND([.F16]&lt;&gt;&quot;&quot;; [.G16]&lt;&gt;&quot;&quot;); &quot; $&quot; &amp; TEXT([.F16]; &quot;0.00&quot;) &amp; &quot;_{\delta \hspace{1px} &quot; &amp; TEXT([.G16]; &quot;0.00&quot;) &amp; &quot;}$ &quot;; &quot;&quot;)" office:value-type="string" office:string-value=" $0.16_{\delta \hspace{1px} 0.21}$ " calcext:value-type="string">
            <text:p><text:s/>$0.16_{\delta \hspace{1px} 0.21}$ </text:p>
          </table:table-cell>
          <table:table-cell table:style-name="ce76"/>
          <table:table-cell table:style-name="ce66" table:formula="of:=IF(AND([.I16]&lt;&gt;&quot;&quot;; [.J16]&lt;&gt;&quot;&quot;); &quot; $&quot; &amp; TEXT([.I16]; &quot;0.00&quot;) &amp; &quot;_{\delta \hspace{1px} &quot; &amp; TEXT([.J16]; &quot;0.00&quot;) &amp; &quot;}$ &quot;; &quot;&quot;)" office:value-type="string" office:string-value=" $-0.40_{\delta \hspace{1px} 0.03}$ " calcext:value-type="string">
            <text:p><text:s/>$-0.40_{\delta \hspace{1px} 0.03}$ </text:p>
          </table:table-cell>
          <table:table-cell table:style-name="ce61" table:formula="of:=IF(AND([.K16]&lt;&gt;&quot;&quot;; [.L16]&lt;&gt;&quot;&quot;); &quot; $&quot; &amp; TEXT([.K16]; &quot;0.00&quot;) &amp; &quot;_{\delta \hspace{1px} &quot; &amp; TEXT([.L16]; &quot;0.00&quot;) &amp; &quot;}$ &quot;; &quot;&quot;)" office:value-type="string" office:string-value=" $-0.65_{\delta \hspace{1px} 0.93}$ " calcext:value-type="string">
            <text:p><text:s/>$-0.65_{\delta \hspace{1px} 0.93}$ </text:p>
          </table:table-cell>
          <table:table-cell table:style-name="ce66" table:formula="of:=IF(AND([.M16]&lt;&gt;&quot;&quot;; [.N16]&lt;&gt;&quot;&quot;); &quot; $&quot; &amp; TEXT([.M16]; &quot;0.00&quot;) &amp; &quot;_{\delta \hspace{1px} &quot; &amp; TEXT([.N16]; &quot;0.00&quot;) &amp; &quot;}$ &quot;; &quot;&quot;)" office:value-type="string" office:string-value=" $-0.08_{\delta \hspace{1px} -0.35}$ " calcext:value-type="string">
            <text:p><text:s/>$-0.08_{\delta \hspace{1px} -0.35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7]&lt;&gt;&quot;&quot;; [.A17]; &quot;&quot;)">
            <text:p/>
          </table:table-cell>
          <table:table-cell table:style-name="ce63" table:formula="of:=IF(AND([.B17]&lt;&gt;&quot;&quot;; [.C17]&lt;&gt;&quot;&quot;); &quot; $&quot; &amp; TEXT([.B17]; &quot;0.00&quot;) &amp; &quot;_{\pm &quot; &amp; TEXT([.C17]; &quot;0.00&quot;) &amp; &quot;}$ &quot;; &quot;&quot;)">
            <text:p/>
          </table:table-cell>
          <table:table-cell table:style-name="ce67" table:formula="of:=IF(AND([.D17]&lt;&gt;&quot;&quot;; [.E17]&lt;&gt;&quot;&quot;); &quot; $&quot; &amp; TEXT([.D17]; &quot;0.00&quot;) &amp; &quot;_{\pm &quot; &amp; TEXT([.E17]; &quot;0.00&quot;) &amp; &quot;}$ &quot;; &quot;&quot;)">
            <text:p/>
          </table:table-cell>
          <table:table-cell table:style-name="ce69" table:formula="of:=IF(AND([.F17]&lt;&gt;&quot;&quot;; [.G17]&lt;&gt;&quot;&quot;); &quot; $&quot; &amp; TEXT([.F17]; &quot;0.00&quot;) &amp; &quot;_{\pm &quot; &amp; TEXT([.G17]; &quot;0.00&quot;) &amp; &quot;}$ &quot;; &quot;&quot;)">
            <text:p/>
          </table:table-cell>
          <table:table-cell table:style-name="ce70"/>
          <table:table-cell table:style-name="ce67" table:formula="of:=IF(AND([.I17]&lt;&gt;&quot;&quot;; [.J17]&lt;&gt;&quot;&quot;); &quot; $&quot; &amp; TEXT([.I17]; &quot;0.00&quot;) &amp; &quot;_{\pm &quot; &amp; TEXT([.J17]; &quot;0.00&quot;) &amp; &quot;}$ &quot;; &quot;&quot;)">
            <text:p/>
          </table:table-cell>
          <table:table-cell table:style-name="ce67" table:formula="of:=IF(AND([.K17]&lt;&gt;&quot;&quot;; [.L17]&lt;&gt;&quot;&quot;); &quot; $&quot; &amp; TEXT([.K17]; &quot;0.00&quot;) &amp; &quot;_{\pm &quot; &amp; TEXT([.L17]; &quot;0.00&quot;) &amp; &quot;}$ &quot;; &quot;&quot;)">
            <text:p/>
          </table:table-cell>
          <table:table-cell table:style-name="ce67" table:formula="of:=IF(AND([.M17]&lt;&gt;&quot;&quot;; [.N17]&lt;&gt;&quot;&quot;); &quot; $&quot; &amp; TEXT([.M17]; &quot;0.00&quot;) &amp; &quot;_{\pm &quot; &amp; TEXT([.N17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Fullpate</text:p>
          </table:table-cell>
          <table:table-cell table:style-name="ce19" office:value-type="float" office:value="92.3655927393413" calcext:value-type="float">
            <text:p>92.37</text:p>
          </table:table-cell>
          <table:table-cell table:style-name="ce34" office:value-type="float" office:value="2.09060588871371" calcext:value-type="float">
            <text:p>2.09</text:p>
          </table:table-cell>
          <table:table-cell table:style-name="ce19" office:value-type="float" office:value="95.9728258683497" calcext:value-type="float">
            <text:p>95.97</text:p>
          </table:table-cell>
          <table:table-cell table:style-name="ce34" office:value-type="float" office:value="2.01633700208753" calcext:value-type="float">
            <text:p>2.02</text:p>
          </table:table-cell>
          <table:table-cell table:style-name="ce29" office:value-type="float" office:value="89.0309359431459" calcext:value-type="float">
            <text:p>89.03</text:p>
          </table:table-cell>
          <table:table-cell table:style-name="ce29" office:value-type="float" office:value="2.36402145868269" calcext:value-type="float">
            <text:p>2.36</text:p>
          </table:table-cell>
          <table:table-cell table:style-name="ce56"/>
          <table:table-cell table:style-name="ce19" office:value-type="float" office:value="95.0772463495456" calcext:value-type="float">
            <text:p>95.08</text:p>
          </table:table-cell>
          <table:table-cell table:style-name="ce34" office:value-type="float" office:value="0.97991355001917" calcext:value-type="float">
            <text:p>0.98</text:p>
          </table:table-cell>
          <table:table-cell table:style-name="ce19" office:value-type="float" office:value="98.7925062191062" calcext:value-type="float">
            <text:p>98.79</text:p>
          </table:table-cell>
          <table:table-cell table:style-name="ce34" office:value-type="float" office:value="0.857181627473217" calcext:value-type="float">
            <text:p>0.86</text:p>
          </table:table-cell>
          <table:table-cell table:style-name="ce19" office:value-type="float" office:value="91.6428338085371" calcext:value-type="float">
            <text:p>91.64</text:p>
          </table:table-cell>
          <table:table-cell table:style-name="ce34" office:value-type="float" office:value="1.47967651418927" calcext:value-type="float">
            <text:p>1.48</text:p>
          </table:table-cell>
          <table:table-cell table:style-name="ce25" table:number-columns-repeated="2"/>
          <table:table-cell table:style-name="ce115"/>
          <table:table-cell table:style-name="ce44" table:formula="of:=IF([.A18]&lt;&gt;&quot;&quot;; [.A18]; &quot;&quot;)" office:value-type="string" office:string-value="Single: Fullpate" calcext:value-type="string">
            <text:p>Single: Fullpate</text:p>
          </table:table-cell>
          <table:table-cell table:style-name="ce63" table:formula="of:=IF(AND([.B18]&lt;&gt;&quot;&quot;; [.C18]&lt;&gt;&quot;&quot;); &quot; $&quot; &amp; TEXT([.B18]; &quot;0.00&quot;) &amp; &quot;_{\pm &quot; &amp; TEXT([.C18]; &quot;0.00&quot;) &amp; &quot;}$ &quot;; &quot;&quot;)" office:value-type="string" office:string-value=" $92.37_{\pm 2.09}$ " calcext:value-type="string">
            <text:p><text:s/>$92.37_{\pm 2.09}$ </text:p>
          </table:table-cell>
          <table:table-cell table:style-name="ce67" table:formula="of:=IF(AND([.D18]&lt;&gt;&quot;&quot;; [.E18]&lt;&gt;&quot;&quot;); &quot; $&quot; &amp; TEXT([.D18]; &quot;0.00&quot;) &amp; &quot;_{\pm &quot; &amp; TEXT([.E18]; &quot;0.00&quot;) &amp; &quot;}$ &quot;; &quot;&quot;)" office:value-type="string" office:string-value=" $95.97_{\pm 2.02}$ " calcext:value-type="string">
            <text:p><text:s/>$95.97_{\pm 2.02}$ </text:p>
          </table:table-cell>
          <table:table-cell table:style-name="ce69" table:formula="of:=IF(AND([.F18]&lt;&gt;&quot;&quot;; [.G18]&lt;&gt;&quot;&quot;); &quot; $&quot; &amp; TEXT([.F18]; &quot;0.00&quot;) &amp; &quot;_{\pm &quot; &amp; TEXT([.G18]; &quot;0.00&quot;) &amp; &quot;}$ &quot;; &quot;&quot;)" office:value-type="string" office:string-value=" $89.03_{\pm 2.36}$ " calcext:value-type="string">
            <text:p><text:s/>$89.03_{\pm 2.36}$ </text:p>
          </table:table-cell>
          <table:table-cell table:style-name="ce70"/>
          <table:table-cell table:style-name="ce67" table:formula="of:=IF(AND([.I18]&lt;&gt;&quot;&quot;; [.J18]&lt;&gt;&quot;&quot;); &quot; $&quot; &amp; TEXT([.I18]; &quot;0.00&quot;) &amp; &quot;_{\pm &quot; &amp; TEXT([.J18]; &quot;0.00&quot;) &amp; &quot;}$ &quot;; &quot;&quot;)" office:value-type="string" office:string-value=" $95.08_{\pm 0.98}$ " calcext:value-type="string">
            <text:p><text:s/>$95.08_{\pm 0.98}$ </text:p>
          </table:table-cell>
          <table:table-cell table:style-name="ce67" table:formula="of:=IF(AND([.K18]&lt;&gt;&quot;&quot;; [.L18]&lt;&gt;&quot;&quot;); &quot; $&quot; &amp; TEXT([.K18]; &quot;0.00&quot;) &amp; &quot;_{\pm &quot; &amp; TEXT([.L18]; &quot;0.00&quot;) &amp; &quot;}$ &quot;; &quot;&quot;)" office:value-type="string" office:string-value=" $98.79_{\pm 0.86}$ " calcext:value-type="string">
            <text:p><text:s/>$98.79_{\pm 0.86}$ </text:p>
          </table:table-cell>
          <table:table-cell table:style-name="ce67" table:formula="of:=IF(AND([.M18]&lt;&gt;&quot;&quot;; [.N18]&lt;&gt;&quot;&quot;); &quot; $&quot; &amp; TEXT([.M18]; &quot;0.00&quot;) &amp; &quot;_{\pm &quot; &amp; TEXT([.N18]; &quot;0.00&quot;) &amp; &quot;}$ &quot;; &quot;&quot;)" office:value-type="string" office:string-value=" $91.64_{\pm 1.48}$ " calcext:value-type="string">
            <text:p><text:s/>$91.64_{\pm 1.48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Fullpate</text:p>
          </table:table-cell>
          <table:table-cell table:style-name="ce19" office:value-type="float" office:value="92.2664421317605" calcext:value-type="float">
            <text:p>92.27</text:p>
          </table:table-cell>
          <table:table-cell table:style-name="ce34" office:value-type="float" office:value="1.58727167277441" calcext:value-type="float">
            <text:p>1.59</text:p>
          </table:table-cell>
          <table:table-cell table:style-name="ce19" office:value-type="float" office:value="95.9947671348641" calcext:value-type="float">
            <text:p>95.99</text:p>
          </table:table-cell>
          <table:table-cell table:style-name="ce34" office:value-type="float" office:value="1.55916632450493" calcext:value-type="float">
            <text:p>1.56</text:p>
          </table:table-cell>
          <table:table-cell table:style-name="ce29" office:value-type="float" office:value="88.8345268873119" calcext:value-type="float">
            <text:p>88.83</text:p>
          </table:table-cell>
          <table:table-cell table:style-name="ce25" office:value-type="float" office:value="2.02801192405576" calcext:value-type="float">
            <text:p>2.03</text:p>
          </table:table-cell>
          <table:table-cell table:style-name="ce56"/>
          <table:table-cell table:style-name="ce19" office:value-type="float" office:value="94.9668033878554" calcext:value-type="float">
            <text:p>94.97</text:p>
          </table:table-cell>
          <table:table-cell table:style-name="ce34" office:value-type="float" office:value="1.22000900863939" calcext:value-type="float">
            <text:p>1.22</text:p>
          </table:table-cell>
          <table:table-cell table:style-name="ce19" office:value-type="float" office:value="98.8013600862272" calcext:value-type="float">
            <text:p>98.80</text:p>
          </table:table-cell>
          <table:table-cell table:style-name="ce34" office:value-type="float" office:value="0.874997370191958" calcext:value-type="float">
            <text:p>0.87</text:p>
          </table:table-cell>
          <table:table-cell table:style-name="ce19" office:value-type="float" office:value="91.4368524761348" calcext:value-type="float">
            <text:p>91.44</text:p>
          </table:table-cell>
          <table:table-cell table:style-name="ce34" office:value-type="float" office:value="1.91332271815266" calcext:value-type="float">
            <text:p>1.91</text:p>
          </table:table-cell>
          <table:table-cell table:style-name="ce25"/>
          <table:table-cell table:style-name="ce29"/>
          <table:table-cell table:style-name="ce115"/>
          <table:table-cell table:style-name="ce44" table:formula="of:=IF([.A19]&lt;&gt;&quot;&quot;; [.A19]; &quot;&quot;)" office:value-type="string" office:string-value="Multi: Fullpate" calcext:value-type="string">
            <text:p>Multi: Fullpate</text:p>
          </table:table-cell>
          <table:table-cell table:style-name="ce63" table:formula="of:=IF(AND([.B19]&lt;&gt;&quot;&quot;; [.C19]&lt;&gt;&quot;&quot;); &quot; $&quot; &amp; TEXT([.B19]; &quot;0.00&quot;) &amp; &quot;_{\pm &quot; &amp; TEXT([.C19]; &quot;0.00&quot;) &amp; &quot;}$ &quot;; &quot;&quot;)" office:value-type="string" office:string-value=" $92.27_{\pm 1.59}$ " calcext:value-type="string">
            <text:p><text:s/>$92.27_{\pm 1.59}$ </text:p>
          </table:table-cell>
          <table:table-cell table:style-name="ce67" table:formula="of:=IF(AND([.D19]&lt;&gt;&quot;&quot;; [.E19]&lt;&gt;&quot;&quot;); &quot; $&quot; &amp; TEXT([.D19]; &quot;0.00&quot;) &amp; &quot;_{\pm &quot; &amp; TEXT([.E19]; &quot;0.00&quot;) &amp; &quot;}$ &quot;; &quot;&quot;)" office:value-type="string" office:string-value=" $95.99_{\pm 1.56}$ " calcext:value-type="string">
            <text:p><text:s/>$95.99_{\pm 1.56}$ </text:p>
          </table:table-cell>
          <table:table-cell table:style-name="ce69" table:formula="of:=IF(AND([.F19]&lt;&gt;&quot;&quot;; [.G19]&lt;&gt;&quot;&quot;); &quot; $&quot; &amp; TEXT([.F19]; &quot;0.00&quot;) &amp; &quot;_{\pm &quot; &amp; TEXT([.G19]; &quot;0.00&quot;) &amp; &quot;}$ &quot;; &quot;&quot;)" office:value-type="string" office:string-value=" $88.83_{\pm 2.03}$ " calcext:value-type="string">
            <text:p><text:s/>$88.83_{\pm 2.03}$ </text:p>
          </table:table-cell>
          <table:table-cell table:style-name="ce70"/>
          <table:table-cell table:style-name="ce67" table:formula="of:=IF(AND([.I19]&lt;&gt;&quot;&quot;; [.J19]&lt;&gt;&quot;&quot;); &quot; $&quot; &amp; TEXT([.I19]; &quot;0.00&quot;) &amp; &quot;_{\pm &quot; &amp; TEXT([.J19]; &quot;0.00&quot;) &amp; &quot;}$ &quot;; &quot;&quot;)" office:value-type="string" office:string-value=" $94.97_{\pm 1.22}$ " calcext:value-type="string">
            <text:p><text:s/>$94.97_{\pm 1.22}$ </text:p>
          </table:table-cell>
          <table:table-cell table:style-name="ce67" table:formula="of:=IF(AND([.K19]&lt;&gt;&quot;&quot;; [.L19]&lt;&gt;&quot;&quot;); &quot; $&quot; &amp; TEXT([.K19]; &quot;0.00&quot;) &amp; &quot;_{\pm &quot; &amp; TEXT([.L19]; &quot;0.00&quot;) &amp; &quot;}$ &quot;; &quot;&quot;)" office:value-type="string" office:string-value=" $98.80_{\pm 0.87}$ " calcext:value-type="string">
            <text:p><text:s/>$98.80_{\pm 0.87}$ </text:p>
          </table:table-cell>
          <table:table-cell table:style-name="ce67" table:formula="of:=IF(AND([.M19]&lt;&gt;&quot;&quot;; [.N19]&lt;&gt;&quot;&quot;); &quot; $&quot; &amp; TEXT([.M19]; &quot;0.00&quot;) &amp; &quot;_{\pm &quot; &amp; TEXT([.N19]; &quot;0.00&quot;) &amp; &quot;}$ &quot;; &quot;&quot;)" office:value-type="string" office:string-value=" $91.44_{\pm 1.91}$ " calcext:value-type="string">
            <text:p><text:s/>$91.44_{\pm 1.91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18]); ISBLANK([.B19])); &quot;&quot;; ([.B18] - [.B19]))" office:value-type="float" office:value="0.0991506075807962" calcext:value-type="float">
            <text:p>0.10</text:p>
          </table:table-cell>
          <table:table-cell table:style-name="ce26" table:formula="of:=IF(OR(ISBLANK([.C18]); ISBLANK([.C19])); &quot;&quot;; ([.C18] - [.C19]))" office:value-type="float" office:value="0.5033342159393" calcext:value-type="float">
            <text:p>0.50</text:p>
          </table:table-cell>
          <table:table-cell table:style-name="ce20" table:formula="of:=IF(OR(ISBLANK([.D18]); ISBLANK([.D19])); &quot;&quot;; ([.D18] - [.D19]))" office:value-type="float" office:value="-0.0219412665144034" calcext:value-type="float">
            <text:p>-0.02</text:p>
          </table:table-cell>
          <table:table-cell table:style-name="ce26" table:formula="of:=IF(OR(ISBLANK([.E18]); ISBLANK([.E19])); &quot;&quot;; ([.E18] - [.E19]))" office:value-type="float" office:value="0.4571706775826" calcext:value-type="float">
            <text:p>0.46</text:p>
          </table:table-cell>
          <table:table-cell table:style-name="ce20" table:formula="of:=IF(OR(ISBLANK([.F18]); ISBLANK([.F19])); &quot;&quot;; ([.F18] - [.F19]))" office:value-type="float" office:value="0.19640905583401" calcext:value-type="float">
            <text:p>0.20</text:p>
          </table:table-cell>
          <table:table-cell table:style-name="ce26" table:formula="of:=IF(OR(ISBLANK([.G18]); ISBLANK([.G19])); &quot;&quot;; ([.G18] - [.G19]))" office:value-type="float" office:value="0.33600953462693" calcext:value-type="float">
            <text:p>0.34</text:p>
          </table:table-cell>
          <table:table-cell table:style-name="ce42"/>
          <table:table-cell table:style-name="ce20" table:formula="of:=IF(OR(ISBLANK([.I18]); ISBLANK([.I19])); &quot;&quot;; ([.I18] - [.I19]))" office:value-type="float" office:value="0.110442961690197" calcext:value-type="float">
            <text:p>0.11</text:p>
          </table:table-cell>
          <table:table-cell table:style-name="ce26" table:formula="of:=IF(OR(ISBLANK([.J18]); ISBLANK([.J19])); &quot;&quot;; ([.J18] - [.J19]))" office:value-type="float" office:value="-0.24009545862022" calcext:value-type="float">
            <text:p>-0.24</text:p>
          </table:table-cell>
          <table:table-cell table:style-name="ce20" table:formula="of:=IF(OR(ISBLANK([.K18]); ISBLANK([.K19])); &quot;&quot;; ([.K18] - [.K19]))" office:value-type="float" office:value="-0.00885386712100456" calcext:value-type="float">
            <text:p>-0.01</text:p>
          </table:table-cell>
          <table:table-cell table:style-name="ce26" table:formula="of:=IF(OR(ISBLANK([.L18]); ISBLANK([.L19])); &quot;&quot;; ([.L18] - [.L19]))" office:value-type="float" office:value="-0.017815742718741" calcext:value-type="float">
            <text:p>-0.02</text:p>
          </table:table-cell>
          <table:table-cell table:style-name="ce20" table:formula="of:=IF(OR(ISBLANK([.M18]); ISBLANK([.M19])); &quot;&quot;; ([.M18] - [.M19]))" office:value-type="float" office:value="0.205981332402303" calcext:value-type="float">
            <text:p>0.21</text:p>
          </table:table-cell>
          <table:table-cell table:style-name="ce26" table:formula="of:=IF(OR(ISBLANK([.N18]); ISBLANK([.N19])); &quot;&quot;; ([.N18] - [.N19]))" office:value-type="float" office:value="-0.43364620396339" calcext:value-type="float">
            <text:p>-0.43</text:p>
          </table:table-cell>
          <table:table-cell table:style-name="ce48" table:number-columns-repeated="2"/>
          <table:table-cell table:style-name="ce47"/>
          <table:table-cell table:style-name="ce58" table:formula="of:=IF([.A20]&lt;&gt;&quot;&quot;; [.A20]; &quot;&quot;)" office:value-type="string" office:string-value="Improvement" calcext:value-type="string">
            <text:p>Improvement</text:p>
          </table:table-cell>
          <table:table-cell table:style-name="ce61" table:formula="of:=IF(AND([.B20]&lt;&gt;&quot;&quot;; [.C20]&lt;&gt;&quot;&quot;); &quot; $&quot; &amp; TEXT([.B20]; &quot;0.00&quot;) &amp; &quot;_{\delta \hspace{1px} &quot; &amp; TEXT([.C20]; &quot;0.00&quot;) &amp; &quot;}$ &quot;; &quot;&quot;)" office:value-type="string" office:string-value=" $0.10_{\delta \hspace{1px} 0.50}$ " calcext:value-type="string">
            <text:p><text:s/>$0.10_{\delta \hspace{1px} 0.50}$ </text:p>
          </table:table-cell>
          <table:table-cell table:style-name="ce61" table:formula="of:=IF(AND([.D20]&lt;&gt;&quot;&quot;; [.E20]&lt;&gt;&quot;&quot;); &quot; $&quot; &amp; TEXT([.D20]; &quot;0.00&quot;) &amp; &quot;_{\delta \hspace{1px} &quot; &amp; TEXT([.E20]; &quot;0.00&quot;) &amp; &quot;}$ &quot;; &quot;&quot;)" office:value-type="string" office:string-value=" $-0.02_{\delta \hspace{1px} 0.46}$ " calcext:value-type="string">
            <text:p><text:s/>$-0.02_{\delta \hspace{1px} 0.46}$ </text:p>
          </table:table-cell>
          <table:table-cell table:style-name="ce61" table:formula="of:=IF(AND([.F20]&lt;&gt;&quot;&quot;; [.G20]&lt;&gt;&quot;&quot;); &quot; $&quot; &amp; TEXT([.F20]; &quot;0.00&quot;) &amp; &quot;_{\delta \hspace{1px} &quot; &amp; TEXT([.G20]; &quot;0.00&quot;) &amp; &quot;}$ &quot;; &quot;&quot;)" office:value-type="string" office:string-value=" $0.20_{\delta \hspace{1px} 0.34}$ " calcext:value-type="string">
            <text:p><text:s/>$0.20_{\delta \hspace{1px} 0.34}$ </text:p>
          </table:table-cell>
          <table:table-cell table:style-name="ce76"/>
          <table:table-cell table:style-name="ce66" table:formula="of:=IF(AND([.I20]&lt;&gt;&quot;&quot;; [.J20]&lt;&gt;&quot;&quot;); &quot; $&quot; &amp; TEXT([.I20]; &quot;0.00&quot;) &amp; &quot;_{\delta \hspace{1px} &quot; &amp; TEXT([.J20]; &quot;0.00&quot;) &amp; &quot;}$ &quot;; &quot;&quot;)" office:value-type="string" office:string-value=" $0.11_{\delta \hspace{1px} -0.24}$ " calcext:value-type="string">
            <text:p><text:s/>$0.11_{\delta \hspace{1px} -0.24}$ </text:p>
          </table:table-cell>
          <table:table-cell table:style-name="ce61" table:formula="of:=IF(AND([.K20]&lt;&gt;&quot;&quot;; [.L20]&lt;&gt;&quot;&quot;); &quot; $&quot; &amp; TEXT([.K20]; &quot;0.00&quot;) &amp; &quot;_{\delta \hspace{1px} &quot; &amp; TEXT([.L20]; &quot;0.00&quot;) &amp; &quot;}$ &quot;; &quot;&quot;)" office:value-type="string" office:string-value=" $-0.01_{\delta \hspace{1px} -0.02}$ " calcext:value-type="string">
            <text:p><text:s/>$-0.01_{\delta \hspace{1px} -0.02}$ </text:p>
          </table:table-cell>
          <table:table-cell table:style-name="ce66" table:formula="of:=IF(AND([.M20]&lt;&gt;&quot;&quot;; [.N20]&lt;&gt;&quot;&quot;); &quot; $&quot; &amp; TEXT([.M20]; &quot;0.00&quot;) &amp; &quot;_{\delta \hspace{1px} &quot; &amp; TEXT([.N20]; &quot;0.00&quot;) &amp; &quot;}$ &quot;; &quot;&quot;)" office:value-type="string" office:string-value=" $0.21_{\delta \hspace{1px} -0.43}$ " calcext:value-type="string">
            <text:p><text:s/>$0.21_{\delta \hspace{1px} -0.43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9"/>
          <table:table-cell table:style-name="ce115"/>
          <table:table-cell table:style-name="ce44" table:formula="of:=IF([.A21]&lt;&gt;&quot;&quot;; [.A21]; &quot;&quot;)">
            <text:p/>
          </table:table-cell>
          <table:table-cell table:style-name="ce63" table:formula="of:=IF(AND([.B21]&lt;&gt;&quot;&quot;; [.C21]&lt;&gt;&quot;&quot;); &quot; $&quot; &amp; TEXT([.B21]; &quot;0.00&quot;) &amp; &quot;_{\pm &quot; &amp; TEXT([.C21]; &quot;0.00&quot;) &amp; &quot;}$ &quot;; &quot;&quot;)">
            <text:p/>
          </table:table-cell>
          <table:table-cell table:style-name="ce67" table:formula="of:=IF(AND([.D21]&lt;&gt;&quot;&quot;; [.E21]&lt;&gt;&quot;&quot;); &quot; $&quot; &amp; TEXT([.D21]; &quot;0.00&quot;) &amp; &quot;_{\pm &quot; &amp; TEXT([.E21]; &quot;0.00&quot;) &amp; &quot;}$ &quot;; &quot;&quot;)">
            <text:p/>
          </table:table-cell>
          <table:table-cell table:style-name="ce69" table:formula="of:=IF(AND([.F21]&lt;&gt;&quot;&quot;; [.G21]&lt;&gt;&quot;&quot;); &quot; $&quot; &amp; TEXT([.F21]; &quot;0.00&quot;) &amp; &quot;_{\pm &quot; &amp; TEXT([.G21]; &quot;0.00&quot;) &amp; &quot;}$ &quot;; &quot;&quot;)">
            <text:p/>
          </table:table-cell>
          <table:table-cell table:style-name="ce70"/>
          <table:table-cell table:style-name="ce67" table:formula="of:=IF(AND([.I21]&lt;&gt;&quot;&quot;; [.J21]&lt;&gt;&quot;&quot;); &quot; $&quot; &amp; TEXT([.I21]; &quot;0.00&quot;) &amp; &quot;_{\pm &quot; &amp; TEXT([.J21]; &quot;0.00&quot;) &amp; &quot;}$ &quot;; &quot;&quot;)">
            <text:p/>
          </table:table-cell>
          <table:table-cell table:style-name="ce67" table:formula="of:=IF(AND([.K21]&lt;&gt;&quot;&quot;; [.L21]&lt;&gt;&quot;&quot;); &quot; $&quot; &amp; TEXT([.K21]; &quot;0.00&quot;) &amp; &quot;_{\pm &quot; &amp; TEXT([.L21]; &quot;0.00&quot;) &amp; &quot;}$ &quot;; &quot;&quot;)">
            <text:p/>
          </table:table-cell>
          <table:table-cell table:style-name="ce67" table:formula="of:=IF(AND([.M21]&lt;&gt;&quot;&quot;; [.N21]&lt;&gt;&quot;&quot;); &quot; $&quot; &amp; TEXT([.M21]; &quot;0.00&quot;) &amp; &quot;_{\pm &quot; &amp; TEXT([.N21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Pate</text:p>
          </table:table-cell>
          <table:table-cell table:style-name="ce19" office:value-type="float" office:value="94.8792421185401" calcext:value-type="float">
            <text:p>94.88</text:p>
          </table:table-cell>
          <table:table-cell table:style-name="ce34" office:value-type="float" office:value="3.26033027865702" calcext:value-type="float">
            <text:p>3.26</text:p>
          </table:table-cell>
          <table:table-cell table:style-name="ce19" office:value-type="float" office:value="96.2312242635414" calcext:value-type="float">
            <text:p>96.23</text:p>
          </table:table-cell>
          <table:table-cell table:style-name="ce34" office:value-type="float" office:value="2.90507471874855" calcext:value-type="float">
            <text:p>2.91</text:p>
          </table:table-cell>
          <table:table-cell table:style-name="ce29" office:value-type="float" office:value="93.6018340565364" calcext:value-type="float">
            <text:p>93.60</text:p>
          </table:table-cell>
          <table:table-cell table:style-name="ce25" office:value-type="float" office:value="3.97816542530734" calcext:value-type="float">
            <text:p>3.98</text:p>
          </table:table-cell>
          <table:table-cell table:style-name="ce56"/>
          <table:table-cell table:style-name="ce19" office:value-type="float" office:value="97.2030925420705" calcext:value-type="float">
            <text:p>97.20</text:p>
          </table:table-cell>
          <table:table-cell table:style-name="ce34" office:value-type="float" office:value="1.77252870622879" calcext:value-type="float">
            <text:p>1.77</text:p>
          </table:table-cell>
          <table:table-cell table:style-name="ce19" office:value-type="float" office:value="98.5944092492873" calcext:value-type="float">
            <text:p>98.59</text:p>
          </table:table-cell>
          <table:table-cell table:style-name="ce34" office:value-type="float" office:value="1.26522721367592" calcext:value-type="float">
            <text:p>1.27</text:p>
          </table:table-cell>
          <table:table-cell table:style-name="ce19" office:value-type="float" office:value="95.8891039142492" calcext:value-type="float">
            <text:p>95.89</text:p>
          </table:table-cell>
          <table:table-cell table:style-name="ce34" office:value-type="float" office:value="2.84733367733736" calcext:value-type="float">
            <text:p>2.85</text:p>
          </table:table-cell>
          <table:table-cell table:style-name="ce25" table:number-columns-repeated="2"/>
          <table:table-cell table:style-name="ce115"/>
          <table:table-cell table:style-name="ce44" table:formula="of:=IF([.A22]&lt;&gt;&quot;&quot;; [.A22]; &quot;&quot;)" office:value-type="string" office:string-value="Single: Pate" calcext:value-type="string">
            <text:p>Single: Pate</text:p>
          </table:table-cell>
          <table:table-cell table:style-name="ce63" table:formula="of:=IF(AND([.B22]&lt;&gt;&quot;&quot;; [.C22]&lt;&gt;&quot;&quot;); &quot; $&quot; &amp; TEXT([.B22]; &quot;0.00&quot;) &amp; &quot;_{\pm &quot; &amp; TEXT([.C22]; &quot;0.00&quot;) &amp; &quot;}$ &quot;; &quot;&quot;)" office:value-type="string" office:string-value=" $94.88_{\pm 3.26}$ " calcext:value-type="string">
            <text:p><text:s/>$94.88_{\pm 3.26}$ </text:p>
          </table:table-cell>
          <table:table-cell table:style-name="ce67" table:formula="of:=IF(AND([.D22]&lt;&gt;&quot;&quot;; [.E22]&lt;&gt;&quot;&quot;); &quot; $&quot; &amp; TEXT([.D22]; &quot;0.00&quot;) &amp; &quot;_{\pm &quot; &amp; TEXT([.E22]; &quot;0.00&quot;) &amp; &quot;}$ &quot;; &quot;&quot;)" office:value-type="string" office:string-value=" $96.23_{\pm 2.91}$ " calcext:value-type="string">
            <text:p><text:s/>$96.23_{\pm 2.91}$ </text:p>
          </table:table-cell>
          <table:table-cell table:style-name="ce69" table:formula="of:=IF(AND([.F22]&lt;&gt;&quot;&quot;; [.G22]&lt;&gt;&quot;&quot;); &quot; $&quot; &amp; TEXT([.F22]; &quot;0.00&quot;) &amp; &quot;_{\pm &quot; &amp; TEXT([.G22]; &quot;0.00&quot;) &amp; &quot;}$ &quot;; &quot;&quot;)" office:value-type="string" office:string-value=" $93.60_{\pm 3.98}$ " calcext:value-type="string">
            <text:p><text:s/>$93.60_{\pm 3.98}$ </text:p>
          </table:table-cell>
          <table:table-cell table:style-name="ce70"/>
          <table:table-cell table:style-name="ce67" table:formula="of:=IF(AND([.I22]&lt;&gt;&quot;&quot;; [.J22]&lt;&gt;&quot;&quot;); &quot; $&quot; &amp; TEXT([.I22]; &quot;0.00&quot;) &amp; &quot;_{\pm &quot; &amp; TEXT([.J22]; &quot;0.00&quot;) &amp; &quot;}$ &quot;; &quot;&quot;)" office:value-type="string" office:string-value=" $97.20_{\pm 1.77}$ " calcext:value-type="string">
            <text:p><text:s/>$97.20_{\pm 1.77}$ </text:p>
          </table:table-cell>
          <table:table-cell table:style-name="ce67" table:formula="of:=IF(AND([.K22]&lt;&gt;&quot;&quot;; [.L22]&lt;&gt;&quot;&quot;); &quot; $&quot; &amp; TEXT([.K22]; &quot;0.00&quot;) &amp; &quot;_{\pm &quot; &amp; TEXT([.L22]; &quot;0.00&quot;) &amp; &quot;}$ &quot;; &quot;&quot;)" office:value-type="string" office:string-value=" $98.59_{\pm 1.27}$ " calcext:value-type="string">
            <text:p><text:s/>$98.59_{\pm 1.27}$ </text:p>
          </table:table-cell>
          <table:table-cell table:style-name="ce67" table:formula="of:=IF(AND([.M22]&lt;&gt;&quot;&quot;; [.N22]&lt;&gt;&quot;&quot;); &quot; $&quot; &amp; TEXT([.M22]; &quot;0.00&quot;) &amp; &quot;_{\pm &quot; &amp; TEXT([.N22]; &quot;0.00&quot;) &amp; &quot;}$ &quot;; &quot;&quot;)" office:value-type="string" office:string-value=" $95.89_{\pm 2.85}$ " calcext:value-type="string">
            <text:p><text:s/>$95.89_{\pm 2.85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Pate</text:p>
          </table:table-cell>
          <table:table-cell table:style-name="ce19" office:value-type="float" office:value="95.4628504400749" calcext:value-type="float">
            <text:p>95.46</text:p>
          </table:table-cell>
          <table:table-cell table:style-name="ce34" office:value-type="float" office:value="2.88966329589887" calcext:value-type="float">
            <text:p>2.89</text:p>
          </table:table-cell>
          <table:table-cell table:style-name="ce19" office:value-type="float" office:value="96.5153020485576" calcext:value-type="float">
            <text:p>96.52</text:p>
          </table:table-cell>
          <table:table-cell table:style-name="ce34" office:value-type="float" office:value="3.67678732796647" calcext:value-type="float">
            <text:p>3.68</text:p>
          </table:table-cell>
          <table:table-cell table:style-name="ce29" office:value-type="float" office:value="94.4759282641034" calcext:value-type="float">
            <text:p>94.48</text:p>
          </table:table-cell>
          <table:table-cell table:style-name="ce29" office:value-type="float" office:value="2.69979032119875" calcext:value-type="float">
            <text:p>2.70</text:p>
          </table:table-cell>
          <table:table-cell table:style-name="ce56"/>
          <table:table-cell table:style-name="ce19" office:value-type="float" office:value="97.9109966091513" calcext:value-type="float">
            <text:p>97.91</text:p>
          </table:table-cell>
          <table:table-cell table:style-name="ce34" office:value-type="float" office:value="0.794127570092341" calcext:value-type="float">
            <text:p>0.79</text:p>
          </table:table-cell>
          <table:table-cell table:style-name="ce19" office:value-type="float" office:value="98.9675233374873" calcext:value-type="float">
            <text:p>98.97</text:p>
          </table:table-cell>
          <table:table-cell table:style-name="ce34" office:value-type="float" office:value="1.22417600479161" calcext:value-type="float">
            <text:p>1.22</text:p>
          </table:table-cell>
          <table:table-cell table:style-name="ce19" office:value-type="float" office:value="96.9216015427887" calcext:value-type="float">
            <text:p>96.92</text:p>
          </table:table-cell>
          <table:table-cell table:style-name="ce34" office:value-type="float" office:value="2.03222011627707" calcext:value-type="float">
            <text:p>2.03</text:p>
          </table:table-cell>
          <table:table-cell table:style-name="ce25"/>
          <table:table-cell table:style-name="ce29"/>
          <table:table-cell table:style-name="ce115"/>
          <table:table-cell table:style-name="ce44" table:formula="of:=IF([.A23]&lt;&gt;&quot;&quot;; [.A23]; &quot;&quot;)" office:value-type="string" office:string-value="Multi: Pate" calcext:value-type="string">
            <text:p>Multi: Pate</text:p>
          </table:table-cell>
          <table:table-cell table:style-name="ce63" table:formula="of:=IF(AND([.B23]&lt;&gt;&quot;&quot;; [.C23]&lt;&gt;&quot;&quot;); &quot; $&quot; &amp; TEXT([.B23]; &quot;0.00&quot;) &amp; &quot;_{\pm &quot; &amp; TEXT([.C23]; &quot;0.00&quot;) &amp; &quot;}$ &quot;; &quot;&quot;)" office:value-type="string" office:string-value=" $95.46_{\pm 2.89}$ " calcext:value-type="string">
            <text:p><text:s/>$95.46_{\pm 2.89}$ </text:p>
          </table:table-cell>
          <table:table-cell table:style-name="ce67" table:formula="of:=IF(AND([.D23]&lt;&gt;&quot;&quot;; [.E23]&lt;&gt;&quot;&quot;); &quot; $&quot; &amp; TEXT([.D23]; &quot;0.00&quot;) &amp; &quot;_{\pm &quot; &amp; TEXT([.E23]; &quot;0.00&quot;) &amp; &quot;}$ &quot;; &quot;&quot;)" office:value-type="string" office:string-value=" $96.52_{\pm 3.68}$ " calcext:value-type="string">
            <text:p><text:s/>$96.52_{\pm 3.68}$ </text:p>
          </table:table-cell>
          <table:table-cell table:style-name="ce69" table:formula="of:=IF(AND([.F23]&lt;&gt;&quot;&quot;; [.G23]&lt;&gt;&quot;&quot;); &quot; $&quot; &amp; TEXT([.F23]; &quot;0.00&quot;) &amp; &quot;_{\pm &quot; &amp; TEXT([.G23]; &quot;0.00&quot;) &amp; &quot;}$ &quot;; &quot;&quot;)" office:value-type="string" office:string-value=" $94.48_{\pm 2.70}$ " calcext:value-type="string">
            <text:p><text:s/>$94.48_{\pm 2.70}$ </text:p>
          </table:table-cell>
          <table:table-cell table:style-name="ce70"/>
          <table:table-cell table:style-name="ce67" table:formula="of:=IF(AND([.I23]&lt;&gt;&quot;&quot;; [.J23]&lt;&gt;&quot;&quot;); &quot; $&quot; &amp; TEXT([.I23]; &quot;0.00&quot;) &amp; &quot;_{\pm &quot; &amp; TEXT([.J23]; &quot;0.00&quot;) &amp; &quot;}$ &quot;; &quot;&quot;)" office:value-type="string" office:string-value=" $97.91_{\pm 0.79}$ " calcext:value-type="string">
            <text:p><text:s/>$97.91_{\pm 0.79}$ </text:p>
          </table:table-cell>
          <table:table-cell table:style-name="ce67" table:formula="of:=IF(AND([.K23]&lt;&gt;&quot;&quot;; [.L23]&lt;&gt;&quot;&quot;); &quot; $&quot; &amp; TEXT([.K23]; &quot;0.00&quot;) &amp; &quot;_{\pm &quot; &amp; TEXT([.L23]; &quot;0.00&quot;) &amp; &quot;}$ &quot;; &quot;&quot;)" office:value-type="string" office:string-value=" $98.97_{\pm 1.22}$ " calcext:value-type="string">
            <text:p><text:s/>$98.97_{\pm 1.22}$ </text:p>
          </table:table-cell>
          <table:table-cell table:style-name="ce67" table:formula="of:=IF(AND([.M23]&lt;&gt;&quot;&quot;; [.N23]&lt;&gt;&quot;&quot;); &quot; $&quot; &amp; TEXT([.M23]; &quot;0.00&quot;) &amp; &quot;_{\pm &quot; &amp; TEXT([.N23]; &quot;0.00&quot;) &amp; &quot;}$ &quot;; &quot;&quot;)" office:value-type="string" office:string-value=" $96.92_{\pm 2.03}$ " calcext:value-type="string">
            <text:p><text:s/>$96.92_{\pm 2.03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22]); ISBLANK([.B23])); &quot;&quot;; ([.B22] - [.B23]))" office:value-type="float" office:value="-0.583608321534797" calcext:value-type="float">
            <text:p>-0.58</text:p>
          </table:table-cell>
          <table:table-cell table:style-name="ce26" table:formula="of:=IF(OR(ISBLANK([.C22]); ISBLANK([.C23])); &quot;&quot;; ([.C22] - [.C23]))" office:value-type="float" office:value="0.37066698275815" calcext:value-type="float">
            <text:p>0.37</text:p>
          </table:table-cell>
          <table:table-cell table:style-name="ce20" table:formula="of:=IF(OR(ISBLANK([.D22]); ISBLANK([.D23])); &quot;&quot;; ([.D22] - [.D23]))" office:value-type="float" office:value="-0.284077785016194" calcext:value-type="float">
            <text:p>-0.28</text:p>
          </table:table-cell>
          <table:table-cell table:style-name="ce26" table:formula="of:=IF(OR(ISBLANK([.E22]); ISBLANK([.E23])); &quot;&quot;; ([.E22] - [.E23]))" office:value-type="float" office:value="-0.77171260921792" calcext:value-type="float">
            <text:p>-0.77</text:p>
          </table:table-cell>
          <table:table-cell table:style-name="ce20" table:formula="of:=IF(OR(ISBLANK([.F22]); ISBLANK([.F23])); &quot;&quot;; ([.F22] - [.F23]))" office:value-type="float" office:value="-0.874094207566998" calcext:value-type="float">
            <text:p>-0.87</text:p>
          </table:table-cell>
          <table:table-cell table:style-name="ce26" table:formula="of:=IF(OR(ISBLANK([.G22]); ISBLANK([.G23])); &quot;&quot;; ([.G22] - [.G23]))" office:value-type="float" office:value="1.27837510410859" calcext:value-type="float">
            <text:p>1.28</text:p>
          </table:table-cell>
          <table:table-cell table:style-name="ce42"/>
          <table:table-cell table:style-name="ce20" table:formula="of:=IF(OR(ISBLANK([.I22]); ISBLANK([.I23])); &quot;&quot;; ([.I22] - [.I23]))" office:value-type="float" office:value="-0.707904067080804" calcext:value-type="float">
            <text:p>-0.71</text:p>
          </table:table-cell>
          <table:table-cell table:style-name="ce26" table:formula="of:=IF(OR(ISBLANK([.J22]); ISBLANK([.J23])); &quot;&quot;; ([.J22] - [.J23]))" office:value-type="float" office:value="0.978401136136449" calcext:value-type="float">
            <text:p>0.98</text:p>
          </table:table-cell>
          <table:table-cell table:style-name="ce20" table:formula="of:=IF(OR(ISBLANK([.K22]); ISBLANK([.K23])); &quot;&quot;; ([.K22] - [.K23]))" office:value-type="float" office:value="-0.373114088199998" calcext:value-type="float">
            <text:p>-0.37</text:p>
          </table:table-cell>
          <table:table-cell table:style-name="ce26" table:formula="of:=IF(OR(ISBLANK([.L22]); ISBLANK([.L23])); &quot;&quot;; ([.L22] - [.L23]))" office:value-type="float" office:value="0.04105120888431" calcext:value-type="float">
            <text:p>0.04</text:p>
          </table:table-cell>
          <table:table-cell table:style-name="ce20" table:formula="of:=IF(OR(ISBLANK([.M22]); ISBLANK([.M23])); &quot;&quot;; ([.M22] - [.M23]))" office:value-type="float" office:value="-1.03249762853949" calcext:value-type="float">
            <text:p>-1.03</text:p>
          </table:table-cell>
          <table:table-cell table:style-name="ce26" table:formula="of:=IF(OR(ISBLANK([.N22]); ISBLANK([.N23])); &quot;&quot;; ([.N22] - [.N23]))" office:value-type="float" office:value="0.81511356106029" calcext:value-type="float">
            <text:p>0.82</text:p>
          </table:table-cell>
          <table:table-cell table:style-name="ce48" table:number-columns-repeated="2"/>
          <table:table-cell table:style-name="ce47"/>
          <table:table-cell table:style-name="ce58" table:formula="of:=IF([.A24]&lt;&gt;&quot;&quot;; [.A24]; &quot;&quot;)" office:value-type="string" office:string-value="Improvement" calcext:value-type="string">
            <text:p>Improvement</text:p>
          </table:table-cell>
          <table:table-cell table:style-name="ce61" table:formula="of:=IF(AND([.B24]&lt;&gt;&quot;&quot;; [.C24]&lt;&gt;&quot;&quot;); &quot; $&quot; &amp; TEXT([.B24]; &quot;0.00&quot;) &amp; &quot;_{\delta \hspace{1px} &quot; &amp; TEXT([.C24]; &quot;0.00&quot;) &amp; &quot;}$ &quot;; &quot;&quot;)" office:value-type="string" office:string-value=" $-0.58_{\delta \hspace{1px} 0.37}$ " calcext:value-type="string">
            <text:p><text:s/>$-0.58_{\delta \hspace{1px} 0.37}$ </text:p>
          </table:table-cell>
          <table:table-cell table:style-name="ce61" table:formula="of:=IF(AND([.D24]&lt;&gt;&quot;&quot;; [.E24]&lt;&gt;&quot;&quot;); &quot; $&quot; &amp; TEXT([.D24]; &quot;0.00&quot;) &amp; &quot;_{\delta \hspace{1px} &quot; &amp; TEXT([.E24]; &quot;0.00&quot;) &amp; &quot;}$ &quot;; &quot;&quot;)" office:value-type="string" office:string-value=" $-0.28_{\delta \hspace{1px} -0.77}$ " calcext:value-type="string">
            <text:p><text:s/>$-0.28_{\delta \hspace{1px} -0.77}$ </text:p>
          </table:table-cell>
          <table:table-cell table:style-name="ce61" table:formula="of:=IF(AND([.F24]&lt;&gt;&quot;&quot;; [.G24]&lt;&gt;&quot;&quot;); &quot; $&quot; &amp; TEXT([.F24]; &quot;0.00&quot;) &amp; &quot;_{\delta \hspace{1px} &quot; &amp; TEXT([.G24]; &quot;0.00&quot;) &amp; &quot;}$ &quot;; &quot;&quot;)" office:value-type="string" office:string-value=" $-0.87_{\delta \hspace{1px} 1.28}$ " calcext:value-type="string">
            <text:p><text:s/>$-0.87_{\delta \hspace{1px} 1.28}$ </text:p>
          </table:table-cell>
          <table:table-cell table:style-name="ce76"/>
          <table:table-cell table:style-name="ce66" table:formula="of:=IF(AND([.I24]&lt;&gt;&quot;&quot;; [.J24]&lt;&gt;&quot;&quot;); &quot; $&quot; &amp; TEXT([.I24]; &quot;0.00&quot;) &amp; &quot;_{\delta \hspace{1px} &quot; &amp; TEXT([.J24]; &quot;0.00&quot;) &amp; &quot;}$ &quot;; &quot;&quot;)" office:value-type="string" office:string-value=" $-0.71_{\delta \hspace{1px} 0.98}$ " calcext:value-type="string">
            <text:p><text:s/>$-0.71_{\delta \hspace{1px} 0.98}$ </text:p>
          </table:table-cell>
          <table:table-cell table:style-name="ce61" table:formula="of:=IF(AND([.K24]&lt;&gt;&quot;&quot;; [.L24]&lt;&gt;&quot;&quot;); &quot; $&quot; &amp; TEXT([.K24]; &quot;0.00&quot;) &amp; &quot;_{\delta \hspace{1px} &quot; &amp; TEXT([.L24]; &quot;0.00&quot;) &amp; &quot;}$ &quot;; &quot;&quot;)" office:value-type="string" office:string-value=" $-0.37_{\delta \hspace{1px} 0.04}$ " calcext:value-type="string">
            <text:p><text:s/>$-0.37_{\delta \hspace{1px} 0.04}$ </text:p>
          </table:table-cell>
          <table:table-cell table:style-name="ce66" table:formula="of:=IF(AND([.M24]&lt;&gt;&quot;&quot;; [.N24]&lt;&gt;&quot;&quot;); &quot; $&quot; &amp; TEXT([.M24]; &quot;0.00&quot;) &amp; &quot;_{\delta \hspace{1px} &quot; &amp; TEXT([.N24]; &quot;0.00&quot;) &amp; &quot;}$ &quot;; &quot;&quot;)" office:value-type="string" office:string-value=" $-1.03_{\delta \hspace{1px} 0.82}$ " calcext:value-type="string">
            <text:p><text:s/>$-1.03_{\delta \hspace{1px} 0.82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9"/>
          <table:table-cell table:style-name="ce115"/>
          <table:table-cell table:style-name="ce44" table:formula="of:=IF([.A25]&lt;&gt;&quot;&quot;; [.A25]; &quot;&quot;)">
            <text:p/>
          </table:table-cell>
          <table:table-cell table:style-name="ce63" table:formula="of:=IF(AND([.B25]&lt;&gt;&quot;&quot;; [.C25]&lt;&gt;&quot;&quot;); &quot; $&quot; &amp; TEXT([.B25]; &quot;0.00&quot;) &amp; &quot;_{\pm &quot; &amp; TEXT([.C25]; &quot;0.00&quot;) &amp; &quot;}$ &quot;; &quot;&quot;)">
            <text:p/>
          </table:table-cell>
          <table:table-cell table:style-name="ce67" table:formula="of:=IF(AND([.D25]&lt;&gt;&quot;&quot;; [.E25]&lt;&gt;&quot;&quot;); &quot; $&quot; &amp; TEXT([.D25]; &quot;0.00&quot;) &amp; &quot;_{\pm &quot; &amp; TEXT([.E25]; &quot;0.00&quot;) &amp; &quot;}$ &quot;; &quot;&quot;)">
            <text:p/>
          </table:table-cell>
          <table:table-cell table:style-name="ce69" table:formula="of:=IF(AND([.F25]&lt;&gt;&quot;&quot;; [.G25]&lt;&gt;&quot;&quot;); &quot; $&quot; &amp; TEXT([.F25]; &quot;0.00&quot;) &amp; &quot;_{\pm &quot; &amp; TEXT([.G25]; &quot;0.00&quot;) &amp; &quot;}$ &quot;; &quot;&quot;)">
            <text:p/>
          </table:table-cell>
          <table:table-cell table:style-name="ce70"/>
          <table:table-cell table:style-name="ce67" table:formula="of:=IF(AND([.I25]&lt;&gt;&quot;&quot;; [.J25]&lt;&gt;&quot;&quot;); &quot; $&quot; &amp; TEXT([.I25]; &quot;0.00&quot;) &amp; &quot;_{\pm &quot; &amp; TEXT([.J25]; &quot;0.00&quot;) &amp; &quot;}$ &quot;; &quot;&quot;)">
            <text:p/>
          </table:table-cell>
          <table:table-cell table:style-name="ce67" table:formula="of:=IF(AND([.K25]&lt;&gt;&quot;&quot;; [.L25]&lt;&gt;&quot;&quot;); &quot; $&quot; &amp; TEXT([.K25]; &quot;0.00&quot;) &amp; &quot;_{\pm &quot; &amp; TEXT([.L25]; &quot;0.00&quot;) &amp; &quot;}$ &quot;; &quot;&quot;)">
            <text:p/>
          </table:table-cell>
          <table:table-cell table:style-name="ce67" table:formula="of:=IF(AND([.M25]&lt;&gt;&quot;&quot;; [.N25]&lt;&gt;&quot;&quot;); &quot; $&quot; &amp; TEXT([.M25]; &quot;0.00&quot;) &amp; &quot;_{\pm &quot; &amp; TEXT([.N25]; &quot;0.00&quot;) &amp; &quot;}$ &quot;; &quot;&quot;)">
            <text:p/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Single: </text:span>Snips</text:p>
          </table:table-cell>
          <table:table-cell table:style-name="ce19" office:value-type="float" office:value="91.2292153396086" calcext:value-type="float">
            <text:p>91.23</text:p>
          </table:table-cell>
          <table:table-cell table:style-name="ce34" office:value-type="float" office:value="3.29828809188965" calcext:value-type="float">
            <text:p>3.30</text:p>
          </table:table-cell>
          <table:table-cell table:style-name="ce19" office:value-type="float" office:value="97.5788159923222" calcext:value-type="float">
            <text:p>97.58</text:p>
          </table:table-cell>
          <table:table-cell table:style-name="ce34" office:value-type="float" office:value="1.92484682894059" calcext:value-type="float">
            <text:p>1.92</text:p>
          </table:table-cell>
          <table:table-cell table:style-name="ce29" office:value-type="float" office:value="85.8327426281953" calcext:value-type="float">
            <text:p>85.83</text:p>
          </table:table-cell>
          <table:table-cell table:style-name="ce29" office:value-type="float" office:value="5.57073049916087" calcext:value-type="float">
            <text:p>5.57</text:p>
          </table:table-cell>
          <table:table-cell table:style-name="ce56"/>
          <table:table-cell table:style-name="ce19" office:value-type="float" office:value="92.4698358241249" calcext:value-type="float">
            <text:p>92.47</text:p>
          </table:table-cell>
          <table:table-cell table:style-name="ce34" office:value-type="float" office:value="2.82737826899031" calcext:value-type="float">
            <text:p>2.83</text:p>
          </table:table-cell>
          <table:table-cell table:style-name="ce19" office:value-type="float" office:value="98.913376611906" calcext:value-type="float">
            <text:p>98.91</text:p>
          </table:table-cell>
          <table:table-cell table:style-name="ce34" office:value-type="float" office:value="1.32614457734912" calcext:value-type="float">
            <text:p>1.33</text:p>
          </table:table-cell>
          <table:table-cell table:style-name="ce19" office:value-type="float" office:value="86.9935687850583" calcext:value-type="float">
            <text:p>86.99</text:p>
          </table:table-cell>
          <table:table-cell table:style-name="ce34" office:value-type="float" office:value="5.2715171328657" calcext:value-type="float">
            <text:p>5.27</text:p>
          </table:table-cell>
          <table:table-cell table:style-name="ce25" table:number-columns-repeated="2"/>
          <table:table-cell table:style-name="ce115"/>
          <table:table-cell table:style-name="ce44" table:formula="of:=IF([.A26]&lt;&gt;&quot;&quot;; [.A26]; &quot;&quot;)" office:value-type="string" office:string-value="Single: Snips" calcext:value-type="string">
            <text:p>Single: Snips</text:p>
          </table:table-cell>
          <table:table-cell table:style-name="ce63" table:formula="of:=IF(AND([.B26]&lt;&gt;&quot;&quot;; [.C26]&lt;&gt;&quot;&quot;); &quot; $&quot; &amp; TEXT([.B26]; &quot;0.00&quot;) &amp; &quot;_{\pm &quot; &amp; TEXT([.C26]; &quot;0.00&quot;) &amp; &quot;}$ &quot;; &quot;&quot;)" office:value-type="string" office:string-value=" $91.23_{\pm 3.30}$ " calcext:value-type="string">
            <text:p><text:s/>$91.23_{\pm 3.30}$ </text:p>
          </table:table-cell>
          <table:table-cell table:style-name="ce67" table:formula="of:=IF(AND([.D26]&lt;&gt;&quot;&quot;; [.E26]&lt;&gt;&quot;&quot;); &quot; $&quot; &amp; TEXT([.D26]; &quot;0.00&quot;) &amp; &quot;_{\pm &quot; &amp; TEXT([.E26]; &quot;0.00&quot;) &amp; &quot;}$ &quot;; &quot;&quot;)" office:value-type="string" office:string-value=" $97.58_{\pm 1.92}$ " calcext:value-type="string">
            <text:p><text:s/>$97.58_{\pm 1.92}$ </text:p>
          </table:table-cell>
          <table:table-cell table:style-name="ce69" table:formula="of:=IF(AND([.F26]&lt;&gt;&quot;&quot;; [.G26]&lt;&gt;&quot;&quot;); &quot; $&quot; &amp; TEXT([.F26]; &quot;0.00&quot;) &amp; &quot;_{\pm &quot; &amp; TEXT([.G26]; &quot;0.00&quot;) &amp; &quot;}$ &quot;; &quot;&quot;)" office:value-type="string" office:string-value=" $85.83_{\pm 5.57}$ " calcext:value-type="string">
            <text:p><text:s/>$85.83_{\pm 5.57}$ </text:p>
          </table:table-cell>
          <table:table-cell table:style-name="ce70"/>
          <table:table-cell table:style-name="ce67" table:formula="of:=IF(AND([.I26]&lt;&gt;&quot;&quot;; [.J26]&lt;&gt;&quot;&quot;); &quot; $&quot; &amp; TEXT([.I26]; &quot;0.00&quot;) &amp; &quot;_{\pm &quot; &amp; TEXT([.J26]; &quot;0.00&quot;) &amp; &quot;}$ &quot;; &quot;&quot;)" office:value-type="string" office:string-value=" $92.47_{\pm 2.83}$ " calcext:value-type="string">
            <text:p><text:s/>$92.47_{\pm 2.83}$ </text:p>
          </table:table-cell>
          <table:table-cell table:style-name="ce67" table:formula="of:=IF(AND([.K26]&lt;&gt;&quot;&quot;; [.L26]&lt;&gt;&quot;&quot;); &quot; $&quot; &amp; TEXT([.K26]; &quot;0.00&quot;) &amp; &quot;_{\pm &quot; &amp; TEXT([.L26]; &quot;0.00&quot;) &amp; &quot;}$ &quot;; &quot;&quot;)" office:value-type="string" office:string-value=" $98.91_{\pm 1.33}$ " calcext:value-type="string">
            <text:p><text:s/>$98.91_{\pm 1.33}$ </text:p>
          </table:table-cell>
          <table:table-cell table:style-name="ce67" table:formula="of:=IF(AND([.M26]&lt;&gt;&quot;&quot;; [.N26]&lt;&gt;&quot;&quot;); &quot; $&quot; &amp; TEXT([.M26]; &quot;0.00&quot;) &amp; &quot;_{\pm &quot; &amp; TEXT([.N26]; &quot;0.00&quot;) &amp; &quot;}$ &quot;; &quot;&quot;)" office:value-type="string" office:string-value=" $86.99_{\pm 5.27}$ " calcext:value-type="string">
            <text:p><text:s/>$86.99_{\pm 5.27}$ </text:p>
          </table:table-cell>
          <table:table-cell table:style-name="ce24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<text:span text:style-name="T1">Multi: </text:span>Snips</text:p>
          </table:table-cell>
          <table:table-cell table:style-name="ce19" office:value-type="float" office:value="91.2117106214868" calcext:value-type="float">
            <text:p>91.21</text:p>
          </table:table-cell>
          <table:table-cell table:style-name="ce34" office:value-type="float" office:value="2.90872941453779" calcext:value-type="float">
            <text:p>2.91</text:p>
          </table:table-cell>
          <table:table-cell table:style-name="ce19" office:value-type="float" office:value="97.4892056570411" calcext:value-type="float">
            <text:p>97.49</text:p>
          </table:table-cell>
          <table:table-cell table:style-name="ce34" office:value-type="float" office:value="1.73084725065338" calcext:value-type="float">
            <text:p>1.73</text:p>
          </table:table-cell>
          <table:table-cell table:style-name="ce29" office:value-type="float" office:value="85.767463273995" calcext:value-type="float">
            <text:p>85.77</text:p>
          </table:table-cell>
          <table:table-cell table:style-name="ce25" office:value-type="float" office:value="4.29158160732703" calcext:value-type="float">
            <text:p>4.29</text:p>
          </table:table-cell>
          <table:table-cell table:style-name="ce56"/>
          <table:table-cell table:style-name="ce19" office:value-type="float" office:value="92.8666009694319" calcext:value-type="float">
            <text:p>92.87</text:p>
          </table:table-cell>
          <table:table-cell table:style-name="ce34" office:value-type="float" office:value="2.37415493206367" calcext:value-type="float">
            <text:p>2.37</text:p>
          </table:table-cell>
          <table:table-cell table:style-name="ce19" office:value-type="float" office:value="99.262408489081" calcext:value-type="float">
            <text:p>99.26</text:p>
          </table:table-cell>
          <table:table-cell table:style-name="ce34" office:value-type="float" office:value="0.739826044447342" calcext:value-type="float">
            <text:p>0.74</text:p>
          </table:table-cell>
          <table:table-cell table:style-name="ce19" office:value-type="float" office:value="87.3196681462796" calcext:value-type="float">
            <text:p>87.32</text:p>
          </table:table-cell>
          <table:table-cell table:style-name="ce34" office:value-type="float" office:value="3.93022284748614" calcext:value-type="float">
            <text:p>3.93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27]&lt;&gt;&quot;&quot;; [.A27]; &quot;&quot;)" office:value-type="string" office:string-value="Multi: Snips" calcext:value-type="string">
            <text:p>Multi: Snips</text:p>
          </table:table-cell>
          <table:table-cell table:style-name="ce63" table:formula="of:=IF(AND([.B27]&lt;&gt;&quot;&quot;; [.C27]&lt;&gt;&quot;&quot;); &quot; $&quot; &amp; TEXT([.B27]; &quot;0.00&quot;) &amp; &quot;_{\pm &quot; &amp; TEXT([.C27]; &quot;0.00&quot;) &amp; &quot;}$ &quot;; &quot;&quot;)" office:value-type="string" office:string-value=" $91.21_{\pm 2.91}$ " calcext:value-type="string">
            <text:p><text:s/>$91.21_{\pm 2.91}$ </text:p>
          </table:table-cell>
          <table:table-cell table:style-name="ce67" table:formula="of:=IF(AND([.D27]&lt;&gt;&quot;&quot;; [.E27]&lt;&gt;&quot;&quot;); &quot; $&quot; &amp; TEXT([.D27]; &quot;0.00&quot;) &amp; &quot;_{\pm &quot; &amp; TEXT([.E27]; &quot;0.00&quot;) &amp; &quot;}$ &quot;; &quot;&quot;)" office:value-type="string" office:string-value=" $97.49_{\pm 1.73}$ " calcext:value-type="string">
            <text:p><text:s/>$97.49_{\pm 1.73}$ </text:p>
          </table:table-cell>
          <table:table-cell table:style-name="ce69" table:formula="of:=IF(AND([.F27]&lt;&gt;&quot;&quot;; [.G27]&lt;&gt;&quot;&quot;); &quot; $&quot; &amp; TEXT([.F27]; &quot;0.00&quot;) &amp; &quot;_{\pm &quot; &amp; TEXT([.G27]; &quot;0.00&quot;) &amp; &quot;}$ &quot;; &quot;&quot;)" office:value-type="string" office:string-value=" $85.77_{\pm 4.29}$ " calcext:value-type="string">
            <text:p><text:s/>$85.77_{\pm 4.29}$ </text:p>
          </table:table-cell>
          <table:table-cell table:style-name="ce70"/>
          <table:table-cell table:style-name="ce67" table:formula="of:=IF(AND([.I27]&lt;&gt;&quot;&quot;; [.J27]&lt;&gt;&quot;&quot;); &quot; $&quot; &amp; TEXT([.I27]; &quot;0.00&quot;) &amp; &quot;_{\pm &quot; &amp; TEXT([.J27]; &quot;0.00&quot;) &amp; &quot;}$ &quot;; &quot;&quot;)" office:value-type="string" office:string-value=" $92.87_{\pm 2.37}$ " calcext:value-type="string">
            <text:p><text:s/>$92.87_{\pm 2.37}$ </text:p>
          </table:table-cell>
          <table:table-cell table:style-name="ce67" table:formula="of:=IF(AND([.K27]&lt;&gt;&quot;&quot;; [.L27]&lt;&gt;&quot;&quot;); &quot; $&quot; &amp; TEXT([.K27]; &quot;0.00&quot;) &amp; &quot;_{\pm &quot; &amp; TEXT([.L27]; &quot;0.00&quot;) &amp; &quot;}$ &quot;; &quot;&quot;)" office:value-type="string" office:string-value=" $99.26_{\pm 0.74}$ " calcext:value-type="string">
            <text:p><text:s/>$99.26_{\pm 0.74}$ </text:p>
          </table:table-cell>
          <table:table-cell table:style-name="ce67" table:formula="of:=IF(AND([.M27]&lt;&gt;&quot;&quot;; [.N27]&lt;&gt;&quot;&quot;); &quot; $&quot; &amp; TEXT([.M27]; &quot;0.00&quot;) &amp; &quot;_{\pm &quot; &amp; TEXT([.N27]; &quot;0.00&quot;) &amp; &quot;}$ &quot;; &quot;&quot;)" office:value-type="string" office:string-value=" $87.32_{\pm 3.93}$ " calcext:value-type="string">
            <text:p><text:s/>$87.32_{\pm 3.93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26]); ISBLANK([.B27])); &quot;&quot;; ([.B26] - [.B27]))" office:value-type="float" office:value="0.0175047181217991" calcext:value-type="float">
            <text:p>0.02</text:p>
          </table:table-cell>
          <table:table-cell table:style-name="ce26" table:formula="of:=IF(OR(ISBLANK([.C26]); ISBLANK([.C27])); &quot;&quot;; ([.C26] - [.C27]))" office:value-type="float" office:value="0.38955867735186" calcext:value-type="float">
            <text:p>0.39</text:p>
          </table:table-cell>
          <table:table-cell table:style-name="ce20" table:formula="of:=IF(OR(ISBLANK([.D26]); ISBLANK([.D27])); &quot;&quot;; ([.D26] - [.D27]))" office:value-type="float" office:value="0.0896103352811082" calcext:value-type="float">
            <text:p>0.09</text:p>
          </table:table-cell>
          <table:table-cell table:style-name="ce26" table:formula="of:=IF(OR(ISBLANK([.E26]); ISBLANK([.E27])); &quot;&quot;; ([.E26] - [.E27]))" office:value-type="float" office:value="0.19399957828721" calcext:value-type="float">
            <text:p>0.19</text:p>
          </table:table-cell>
          <table:table-cell table:style-name="ce20" table:formula="of:=IF(OR(ISBLANK([.F26]); ISBLANK([.F27])); &quot;&quot;; ([.F26] - [.F27]))" office:value-type="float" office:value="0.0652793542002996" calcext:value-type="float">
            <text:p>0.07</text:p>
          </table:table-cell>
          <table:table-cell table:style-name="ce26" table:formula="of:=IF(OR(ISBLANK([.G26]); ISBLANK([.G27])); &quot;&quot;; ([.G26] - [.G27]))" office:value-type="float" office:value="1.27914889183384" calcext:value-type="float">
            <text:p>1.28</text:p>
          </table:table-cell>
          <table:table-cell table:style-name="ce42"/>
          <table:table-cell table:style-name="ce20" table:formula="of:=IF(OR(ISBLANK([.I26]); ISBLANK([.I27])); &quot;&quot;; ([.I26] - [.I27]))" office:value-type="float" office:value="-0.396765145307" calcext:value-type="float">
            <text:p>-0.40</text:p>
          </table:table-cell>
          <table:table-cell table:style-name="ce26" table:formula="of:=IF(OR(ISBLANK([.J26]); ISBLANK([.J27])); &quot;&quot;; ([.J26] - [.J27]))" office:value-type="float" office:value="0.45322333692664" calcext:value-type="float">
            <text:p>0.45</text:p>
          </table:table-cell>
          <table:table-cell table:style-name="ce20" table:formula="of:=IF(OR(ISBLANK([.K26]); ISBLANK([.K27])); &quot;&quot;; ([.K26] - [.K27]))" office:value-type="float" office:value="-0.349031877174994" calcext:value-type="float">
            <text:p>-0.35</text:p>
          </table:table-cell>
          <table:table-cell table:style-name="ce26" table:formula="of:=IF(OR(ISBLANK([.L26]); ISBLANK([.L27])); &quot;&quot;; ([.L26] - [.L27]))" office:value-type="float" office:value="0.586318532901778" calcext:value-type="float">
            <text:p>0.59</text:p>
          </table:table-cell>
          <table:table-cell table:style-name="ce20" table:formula="of:=IF(OR(ISBLANK([.M26]); ISBLANK([.M27])); &quot;&quot;; ([.M26] - [.M27]))" office:value-type="float" office:value="-0.326099361221296" calcext:value-type="float">
            <text:p>-0.33</text:p>
          </table:table-cell>
          <table:table-cell table:style-name="ce26" table:formula="of:=IF(OR(ISBLANK([.N26]); ISBLANK([.N27])); &quot;&quot;; ([.N26] - [.N27]))" office:value-type="float" office:value="1.34129428537956" calcext:value-type="float">
            <text:p>1.34</text:p>
          </table:table-cell>
          <table:table-cell table:style-name="ce48"/>
          <table:table-cell table:style-name="ce50"/>
          <table:table-cell table:style-name="ce47"/>
          <table:table-cell table:style-name="ce58" table:formula="of:=IF([.A28]&lt;&gt;&quot;&quot;; [.A28]; &quot;&quot;)" office:value-type="string" office:string-value="Improvement" calcext:value-type="string">
            <text:p>Improvement</text:p>
          </table:table-cell>
          <table:table-cell table:style-name="ce61" table:formula="of:=IF(AND([.B28]&lt;&gt;&quot;&quot;; [.C28]&lt;&gt;&quot;&quot;); &quot; $&quot; &amp; TEXT([.B28]; &quot;0.00&quot;) &amp; &quot;_{\delta \hspace{1px} &quot; &amp; TEXT([.C28]; &quot;0.00&quot;) &amp; &quot;}$ &quot;; &quot;&quot;)" office:value-type="string" office:string-value=" $0.02_{\delta \hspace{1px} 0.39}$ " calcext:value-type="string">
            <text:p><text:s/>$0.02_{\delta \hspace{1px} 0.39}$ </text:p>
          </table:table-cell>
          <table:table-cell table:style-name="ce61" table:formula="of:=IF(AND([.D28]&lt;&gt;&quot;&quot;; [.E28]&lt;&gt;&quot;&quot;); &quot; $&quot; &amp; TEXT([.D28]; &quot;0.00&quot;) &amp; &quot;_{\delta \hspace{1px} &quot; &amp; TEXT([.E28]; &quot;0.00&quot;) &amp; &quot;}$ &quot;; &quot;&quot;)" office:value-type="string" office:string-value=" $0.09_{\delta \hspace{1px} 0.19}$ " calcext:value-type="string">
            <text:p><text:s/>$0.09_{\delta \hspace{1px} 0.19}$ </text:p>
          </table:table-cell>
          <table:table-cell table:style-name="ce61" table:formula="of:=IF(AND([.F28]&lt;&gt;&quot;&quot;; [.G28]&lt;&gt;&quot;&quot;); &quot; $&quot; &amp; TEXT([.F28]; &quot;0.00&quot;) &amp; &quot;_{\delta \hspace{1px} &quot; &amp; TEXT([.G28]; &quot;0.00&quot;) &amp; &quot;}$ &quot;; &quot;&quot;)" office:value-type="string" office:string-value=" $0.07_{\delta \hspace{1px} 1.28}$ " calcext:value-type="string">
            <text:p><text:s/>$0.07_{\delta \hspace{1px} 1.28}$ </text:p>
          </table:table-cell>
          <table:table-cell table:style-name="ce76"/>
          <table:table-cell table:style-name="ce66" table:formula="of:=IF(AND([.I28]&lt;&gt;&quot;&quot;; [.J28]&lt;&gt;&quot;&quot;); &quot; $&quot; &amp; TEXT([.I28]; &quot;0.00&quot;) &amp; &quot;_{\delta \hspace{1px} &quot; &amp; TEXT([.J28]; &quot;0.00&quot;) &amp; &quot;}$ &quot;; &quot;&quot;)" office:value-type="string" office:string-value=" $-0.40_{\delta \hspace{1px} 0.45}$ " calcext:value-type="string">
            <text:p><text:s/>$-0.40_{\delta \hspace{1px} 0.45}$ </text:p>
          </table:table-cell>
          <table:table-cell table:style-name="ce61" table:formula="of:=IF(AND([.K28]&lt;&gt;&quot;&quot;; [.L28]&lt;&gt;&quot;&quot;); &quot; $&quot; &amp; TEXT([.K28]; &quot;0.00&quot;) &amp; &quot;_{\delta \hspace{1px} &quot; &amp; TEXT([.L28]; &quot;0.00&quot;) &amp; &quot;}$ &quot;; &quot;&quot;)" office:value-type="string" office:string-value=" $-0.35_{\delta \hspace{1px} 0.59}$ " calcext:value-type="string">
            <text:p><text:s/>$-0.35_{\delta \hspace{1px} 0.59}$ </text:p>
          </table:table-cell>
          <table:table-cell table:style-name="ce66" table:formula="of:=IF(AND([.M28]&lt;&gt;&quot;&quot;; [.N28]&lt;&gt;&quot;&quot;); &quot; $&quot; &amp; TEXT([.M28]; &quot;0.00&quot;) &amp; &quot;_{\delta \hspace{1px} &quot; &amp; TEXT([.N28]; &quot;0.00&quot;) &amp; &quot;}$ &quot;; &quot;&quot;)" office:value-type="string" office:string-value=" $-0.33_{\delta \hspace{1px} 1.34}$ " calcext:value-type="string">
            <text:p><text:s/>$-0.33_{\delta \hspace{1px} 1.34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4"/>
          <table:table-cell table:style-name="ce115"/>
          <table:table-cell table:style-name="ce44" table:formula="of:=IF([.A29]&lt;&gt;&quot;&quot;; [.A29]; &quot;&quot;)">
            <text:p/>
          </table:table-cell>
          <table:table-cell table:style-name="ce63" table:formula="of:=IF(AND([.B29]&lt;&gt;&quot;&quot;; [.C29]&lt;&gt;&quot;&quot;); &quot; $&quot; &amp; TEXT([.B29]; &quot;0.00&quot;) &amp; &quot;_{\pm &quot; &amp; TEXT([.C29]; &quot;0.00&quot;) &amp; &quot;}$ &quot;; &quot;&quot;)">
            <text:p/>
          </table:table-cell>
          <table:table-cell table:style-name="ce67" table:formula="of:=IF(AND([.D29]&lt;&gt;&quot;&quot;; [.E29]&lt;&gt;&quot;&quot;); &quot; $&quot; &amp; TEXT([.D29]; &quot;0.00&quot;) &amp; &quot;_{\pm &quot; &amp; TEXT([.E29]; &quot;0.00&quot;) &amp; &quot;}$ &quot;; &quot;&quot;)">
            <text:p/>
          </table:table-cell>
          <table:table-cell table:style-name="ce69" table:formula="of:=IF(AND([.F29]&lt;&gt;&quot;&quot;; [.G29]&lt;&gt;&quot;&quot;); &quot; $&quot; &amp; TEXT([.F29]; &quot;0.00&quot;) &amp; &quot;_{\pm &quot; &amp; TEXT([.G29]; &quot;0.00&quot;) &amp; &quot;}$ &quot;; &quot;&quot;)">
            <text:p/>
          </table:table-cell>
          <table:table-cell table:style-name="ce70"/>
          <table:table-cell table:style-name="ce67" table:formula="of:=IF(AND([.I29]&lt;&gt;&quot;&quot;; [.J29]&lt;&gt;&quot;&quot;); &quot; $&quot; &amp; TEXT([.I29]; &quot;0.00&quot;) &amp; &quot;_{\pm &quot; &amp; TEXT([.J29]; &quot;0.00&quot;) &amp; &quot;}$ &quot;; &quot;&quot;)">
            <text:p/>
          </table:table-cell>
          <table:table-cell table:style-name="ce67" table:formula="of:=IF(AND([.K29]&lt;&gt;&quot;&quot;; [.L29]&lt;&gt;&quot;&quot;); &quot; $&quot; &amp; TEXT([.K29]; &quot;0.00&quot;) &amp; &quot;_{\pm &quot; &amp; TEXT([.L29]; &quot;0.00&quot;) &amp; &quot;}$ &quot;; &quot;&quot;)">
            <text:p/>
          </table:table-cell>
          <table:table-cell table:style-name="ce67" table:formula="of:=IF(AND([.M29]&lt;&gt;&quot;&quot;; [.N29]&lt;&gt;&quot;&quot;); &quot; $&quot; &amp; TEXT([.M29]; &quot;0.00&quot;) &amp; &quot;_{\pm &quot; &amp; TEXT([.N29]; &quot;0.00&quot;) &amp; &quot;}$ &quot;; &quot;&quot;)">
            <text:p/>
          </table:table-cell>
          <table:table-cell table:style-name="ce24"/>
          <table:table-cell table:number-columns-repeated="16352"/>
        </table:table-row>
        <table:table-row table:style-name="ro1">
          <table:table-cell table:style-name="ce12" office:value-type="string" calcext:value-type="string">
            <text:p><text:span text:style-name="T1">Single: </text:span>WikiWars</text:p>
          </table:table-cell>
          <table:table-cell table:style-name="ce19" office:value-type="float" office:value="90.4462613387828" calcext:value-type="float">
            <text:p>90.45</text:p>
          </table:table-cell>
          <table:table-cell table:style-name="ce34" office:value-type="float" office:value="1.49538771002283" calcext:value-type="float">
            <text:p>1.50</text:p>
          </table:table-cell>
          <table:table-cell table:style-name="ce19" office:value-type="float" office:value="94.2280156386659" calcext:value-type="float">
            <text:p>94.23</text:p>
          </table:table-cell>
          <table:table-cell table:style-name="ce34" office:value-type="float" office:value="1.2525703269867" calcext:value-type="float">
            <text:p>1.25</text:p>
          </table:table-cell>
          <table:table-cell table:style-name="ce29" office:value-type="float" office:value="86.9825082005237" calcext:value-type="float">
            <text:p>86.98</text:p>
          </table:table-cell>
          <table:table-cell table:style-name="ce25" office:value-type="float" office:value="2.2281807958638" calcext:value-type="float">
            <text:p>2.23</text:p>
          </table:table-cell>
          <table:table-cell table:style-name="ce56"/>
          <table:table-cell table:style-name="ce19" office:value-type="float" office:value="94.1207990668271" calcext:value-type="float">
            <text:p>94.12</text:p>
          </table:table-cell>
          <table:table-cell table:style-name="ce34" office:value-type="float" office:value="1.39291480795074" calcext:value-type="float">
            <text:p>1.39</text:p>
          </table:table-cell>
          <table:table-cell table:style-name="ce19" office:value-type="float" office:value="98.0544115148773" calcext:value-type="float">
            <text:p>98.05</text:p>
          </table:table-cell>
          <table:table-cell table:style-name="ce34" office:value-type="float" office:value="0.915812394382158" calcext:value-type="float">
            <text:p>0.92</text:p>
          </table:table-cell>
          <table:table-cell table:style-name="ce19" office:value-type="float" office:value="90.5177667312148" calcext:value-type="float">
            <text:p>90.52</text:p>
          </table:table-cell>
          <table:table-cell table:style-name="ce34" office:value-type="float" office:value="2.2738514654046" calcext:value-type="float">
            <text:p>2.27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0]&lt;&gt;&quot;&quot;; [.A30]; &quot;&quot;)" office:value-type="string" office:string-value="Single: WikiWars" calcext:value-type="string">
            <text:p>Single: WikiWars</text:p>
          </table:table-cell>
          <table:table-cell table:style-name="ce63" table:formula="of:=IF(AND([.B30]&lt;&gt;&quot;&quot;; [.C30]&lt;&gt;&quot;&quot;); &quot; $&quot; &amp; TEXT([.B30]; &quot;0.00&quot;) &amp; &quot;_{\pm &quot; &amp; TEXT([.C30]; &quot;0.00&quot;) &amp; &quot;}$ &quot;; &quot;&quot;)" office:value-type="string" office:string-value=" $90.45_{\pm 1.50}$ " calcext:value-type="string">
            <text:p><text:s/>$90.45_{\pm 1.50}$ </text:p>
          </table:table-cell>
          <table:table-cell table:style-name="ce67" table:formula="of:=IF(AND([.D30]&lt;&gt;&quot;&quot;; [.E30]&lt;&gt;&quot;&quot;); &quot; $&quot; &amp; TEXT([.D30]; &quot;0.00&quot;) &amp; &quot;_{\pm &quot; &amp; TEXT([.E30]; &quot;0.00&quot;) &amp; &quot;}$ &quot;; &quot;&quot;)" office:value-type="string" office:string-value=" $94.23_{\pm 1.25}$ " calcext:value-type="string">
            <text:p><text:s/>$94.23_{\pm 1.25}$ </text:p>
          </table:table-cell>
          <table:table-cell table:style-name="ce69" table:formula="of:=IF(AND([.F30]&lt;&gt;&quot;&quot;; [.G30]&lt;&gt;&quot;&quot;); &quot; $&quot; &amp; TEXT([.F30]; &quot;0.00&quot;) &amp; &quot;_{\pm &quot; &amp; TEXT([.G30]; &quot;0.00&quot;) &amp; &quot;}$ &quot;; &quot;&quot;)" office:value-type="string" office:string-value=" $86.98_{\pm 2.23}$ " calcext:value-type="string">
            <text:p><text:s/>$86.98_{\pm 2.23}$ </text:p>
          </table:table-cell>
          <table:table-cell table:style-name="ce70"/>
          <table:table-cell table:style-name="ce67" table:formula="of:=IF(AND([.I30]&lt;&gt;&quot;&quot;; [.J30]&lt;&gt;&quot;&quot;); &quot; $&quot; &amp; TEXT([.I30]; &quot;0.00&quot;) &amp; &quot;_{\pm &quot; &amp; TEXT([.J30]; &quot;0.00&quot;) &amp; &quot;}$ &quot;; &quot;&quot;)" office:value-type="string" office:string-value=" $94.12_{\pm 1.39}$ " calcext:value-type="string">
            <text:p><text:s/>$94.12_{\pm 1.39}$ </text:p>
          </table:table-cell>
          <table:table-cell table:style-name="ce67" table:formula="of:=IF(AND([.K30]&lt;&gt;&quot;&quot;; [.L30]&lt;&gt;&quot;&quot;); &quot; $&quot; &amp; TEXT([.K30]; &quot;0.00&quot;) &amp; &quot;_{\pm &quot; &amp; TEXT([.L30]; &quot;0.00&quot;) &amp; &quot;}$ &quot;; &quot;&quot;)" office:value-type="string" office:string-value=" $98.05_{\pm 0.92}$ " calcext:value-type="string">
            <text:p><text:s/>$98.05_{\pm 0.92}$ </text:p>
          </table:table-cell>
          <table:table-cell table:style-name="ce67" table:formula="of:=IF(AND([.M30]&lt;&gt;&quot;&quot;; [.N30]&lt;&gt;&quot;&quot;); &quot; $&quot; &amp; TEXT([.M30]; &quot;0.00&quot;) &amp; &quot;_{\pm &quot; &amp; TEXT([.N30]; &quot;0.00&quot;) &amp; &quot;}$ &quot;; &quot;&quot;)" office:value-type="string" office:string-value=" $90.52_{\pm 2.27}$ " calcext:value-type="string">
            <text:p><text:s/>$90.52_{\pm 2.27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12" office:value-type="string" calcext:value-type="string">
            <text:p><text:span text:style-name="T1">Multi: </text:span>WikiWars</text:p>
          </table:table-cell>
          <table:table-cell table:style-name="ce19" office:value-type="float" office:value="90.4472284474997" calcext:value-type="float">
            <text:p>90.45</text:p>
          </table:table-cell>
          <table:table-cell table:style-name="ce34" office:value-type="float" office:value="1.56609006204546" calcext:value-type="float">
            <text:p>1.57</text:p>
          </table:table-cell>
          <table:table-cell table:style-name="ce19" office:value-type="float" office:value="94.3308926053454" calcext:value-type="float">
            <text:p>94.33</text:p>
          </table:table-cell>
          <table:table-cell table:style-name="ce34" office:value-type="float" office:value="1.8521123525047" calcext:value-type="float">
            <text:p>1.85</text:p>
          </table:table-cell>
          <table:table-cell table:style-name="ce29" office:value-type="float" office:value="86.8955065951444" calcext:value-type="float">
            <text:p>86.90</text:p>
          </table:table-cell>
          <table:table-cell table:style-name="ce25" office:value-type="float" office:value="1.96997442040861" calcext:value-type="float">
            <text:p>1.97</text:p>
          </table:table-cell>
          <table:table-cell table:style-name="ce56"/>
          <table:table-cell table:style-name="ce19" office:value-type="float" office:value="93.8849463439877" calcext:value-type="float">
            <text:p>93.88</text:p>
          </table:table-cell>
          <table:table-cell table:style-name="ce34" office:value-type="float" office:value="0.957823453738769" calcext:value-type="float">
            <text:p>0.96</text:p>
          </table:table-cell>
          <table:table-cell table:style-name="ce19" office:value-type="float" office:value="97.9113600234636" calcext:value-type="float">
            <text:p>97.91</text:p>
          </table:table-cell>
          <table:table-cell table:style-name="ce34" office:value-type="float" office:value="0.939687450473699" calcext:value-type="float">
            <text:p>0.94</text:p>
          </table:table-cell>
          <table:table-cell table:style-name="ce19" office:value-type="float" office:value="90.2021477853105" calcext:value-type="float">
            <text:p>90.20</text:p>
          </table:table-cell>
          <table:table-cell table:style-name="ce34" office:value-type="float" office:value="1.80186229676319" calcext:value-type="float">
            <text:p>1.80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1]&lt;&gt;&quot;&quot;; [.A31]; &quot;&quot;)" office:value-type="string" office:string-value="Multi: WikiWars" calcext:value-type="string">
            <text:p>Multi: WikiWars</text:p>
          </table:table-cell>
          <table:table-cell table:style-name="ce63" table:formula="of:=IF(AND([.B31]&lt;&gt;&quot;&quot;; [.C31]&lt;&gt;&quot;&quot;); &quot; $&quot; &amp; TEXT([.B31]; &quot;0.00&quot;) &amp; &quot;_{\pm &quot; &amp; TEXT([.C31]; &quot;0.00&quot;) &amp; &quot;}$ &quot;; &quot;&quot;)" office:value-type="string" office:string-value=" $90.45_{\pm 1.57}$ " calcext:value-type="string">
            <text:p><text:s/>$90.45_{\pm 1.57}$ </text:p>
          </table:table-cell>
          <table:table-cell table:style-name="ce67" table:formula="of:=IF(AND([.D31]&lt;&gt;&quot;&quot;; [.E31]&lt;&gt;&quot;&quot;); &quot; $&quot; &amp; TEXT([.D31]; &quot;0.00&quot;) &amp; &quot;_{\pm &quot; &amp; TEXT([.E31]; &quot;0.00&quot;) &amp; &quot;}$ &quot;; &quot;&quot;)" office:value-type="string" office:string-value=" $94.33_{\pm 1.85}$ " calcext:value-type="string">
            <text:p><text:s/>$94.33_{\pm 1.85}$ </text:p>
          </table:table-cell>
          <table:table-cell table:style-name="ce69" table:formula="of:=IF(AND([.F31]&lt;&gt;&quot;&quot;; [.G31]&lt;&gt;&quot;&quot;); &quot; $&quot; &amp; TEXT([.F31]; &quot;0.00&quot;) &amp; &quot;_{\pm &quot; &amp; TEXT([.G31]; &quot;0.00&quot;) &amp; &quot;}$ &quot;; &quot;&quot;)" office:value-type="string" office:string-value=" $86.90_{\pm 1.97}$ " calcext:value-type="string">
            <text:p><text:s/>$86.90_{\pm 1.97}$ </text:p>
          </table:table-cell>
          <table:table-cell table:style-name="ce70"/>
          <table:table-cell table:style-name="ce67" table:formula="of:=IF(AND([.I31]&lt;&gt;&quot;&quot;; [.J31]&lt;&gt;&quot;&quot;); &quot; $&quot; &amp; TEXT([.I31]; &quot;0.00&quot;) &amp; &quot;_{\pm &quot; &amp; TEXT([.J31]; &quot;0.00&quot;) &amp; &quot;}$ &quot;; &quot;&quot;)" office:value-type="string" office:string-value=" $93.88_{\pm 0.96}$ " calcext:value-type="string">
            <text:p><text:s/>$93.88_{\pm 0.96}$ </text:p>
          </table:table-cell>
          <table:table-cell table:style-name="ce67" table:formula="of:=IF(AND([.K31]&lt;&gt;&quot;&quot;; [.L31]&lt;&gt;&quot;&quot;); &quot; $&quot; &amp; TEXT([.K31]; &quot;0.00&quot;) &amp; &quot;_{\pm &quot; &amp; TEXT([.L31]; &quot;0.00&quot;) &amp; &quot;}$ &quot;; &quot;&quot;)" office:value-type="string" office:string-value=" $97.91_{\pm 0.94}$ " calcext:value-type="string">
            <text:p><text:s/>$97.91_{\pm 0.94}$ </text:p>
          </table:table-cell>
          <table:table-cell table:style-name="ce67" table:formula="of:=IF(AND([.M31]&lt;&gt;&quot;&quot;; [.N31]&lt;&gt;&quot;&quot;); &quot; $&quot; &amp; TEXT([.M31]; &quot;0.00&quot;) &amp; &quot;_{\pm &quot; &amp; TEXT([.N31]; &quot;0.00&quot;) &amp; &quot;}$ &quot;; &quot;&quot;)" office:value-type="string" office:string-value=" $90.20_{\pm 1.80}$ " calcext:value-type="string">
            <text:p><text:s/>$90.20_{\pm 1.80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10" office:value-type="string" calcext:value-type="string">
            <text:p>Improvement</text:p>
          </table:table-cell>
          <table:table-cell table:style-name="ce20" table:formula="of:=IF(OR(ISBLANK([.B30]); ISBLANK([.B31])); &quot;&quot;; ([.B30] - [.B31]))" office:value-type="float" office:value="-0.00096710871689254" calcext:value-type="float">
            <text:p>0.00</text:p>
          </table:table-cell>
          <table:table-cell table:style-name="ce26" table:formula="of:=IF(OR(ISBLANK([.C30]); ISBLANK([.C31])); &quot;&quot;; ([.C30] - [.C31]))" office:value-type="float" office:value="-0.07070235202263" calcext:value-type="float">
            <text:p>-0.07</text:p>
          </table:table-cell>
          <table:table-cell table:style-name="ce20" table:formula="of:=IF(OR(ISBLANK([.D30]); ISBLANK([.D31])); &quot;&quot;; ([.D30] - [.D31]))" office:value-type="float" office:value="-0.102876966679503" calcext:value-type="float">
            <text:p>-0.10</text:p>
          </table:table-cell>
          <table:table-cell table:style-name="ce26" table:formula="of:=IF(OR(ISBLANK([.E30]); ISBLANK([.E31])); &quot;&quot;; ([.E30] - [.E31]))" office:value-type="float" office:value="-0.599542025518" calcext:value-type="float">
            <text:p>-0.60</text:p>
          </table:table-cell>
          <table:table-cell table:style-name="ce20" table:formula="of:=IF(OR(ISBLANK([.F30]); ISBLANK([.F31])); &quot;&quot;; ([.F30] - [.F31]))" office:value-type="float" office:value="0.0870016053792995" calcext:value-type="float">
            <text:p>0.09</text:p>
          </table:table-cell>
          <table:table-cell table:style-name="ce26" table:formula="of:=IF(OR(ISBLANK([.G30]); ISBLANK([.G31])); &quot;&quot;; ([.G30] - [.G31]))" office:value-type="float" office:value="0.25820637545519" calcext:value-type="float">
            <text:p>0.26</text:p>
          </table:table-cell>
          <table:table-cell table:style-name="ce42"/>
          <table:table-cell table:style-name="ce20" table:formula="of:=IF(OR(ISBLANK([.I30]); ISBLANK([.I31])); &quot;&quot;; ([.I30] - [.I31]))" office:value-type="float" office:value="0.235852722839397" calcext:value-type="float">
            <text:p>0.24</text:p>
          </table:table-cell>
          <table:table-cell table:style-name="ce26" table:formula="of:=IF(OR(ISBLANK([.J30]); ISBLANK([.J31])); &quot;&quot;; ([.J30] - [.J31]))" office:value-type="float" office:value="0.435091354211971" calcext:value-type="float">
            <text:p>0.44</text:p>
          </table:table-cell>
          <table:table-cell table:style-name="ce20" table:formula="of:=IF(OR(ISBLANK([.K30]); ISBLANK([.K31])); &quot;&quot;; ([.K30] - [.K31]))" office:value-type="float" office:value="0.143051491413701" calcext:value-type="float">
            <text:p>0.14</text:p>
          </table:table-cell>
          <table:table-cell table:style-name="ce26" table:formula="of:=IF(OR(ISBLANK([.L30]); ISBLANK([.L31])); &quot;&quot;; ([.L30] - [.L31]))" office:value-type="float" office:value="-0.0238750560915409" calcext:value-type="float">
            <text:p>-0.02</text:p>
          </table:table-cell>
          <table:table-cell table:style-name="ce20" table:formula="of:=IF(OR(ISBLANK([.M30]); ISBLANK([.M31])); &quot;&quot;; ([.M30] - [.M31]))" office:value-type="float" office:value="0.315618945904305" calcext:value-type="float">
            <text:p>0.32</text:p>
          </table:table-cell>
          <table:table-cell table:style-name="ce26" table:formula="of:=IF(OR(ISBLANK([.N30]); ISBLANK([.N31])); &quot;&quot;; ([.N30] - [.N31]))" office:value-type="float" office:value="0.47198916864141" calcext:value-type="float">
            <text:p>0.47</text:p>
          </table:table-cell>
          <table:table-cell table:style-name="ce48"/>
          <table:table-cell table:style-name="ce50"/>
          <table:table-cell table:style-name="ce47"/>
          <table:table-cell table:style-name="ce58" table:formula="of:=IF([.A32]&lt;&gt;&quot;&quot;; [.A32]; &quot;&quot;)" office:value-type="string" office:string-value="Improvement" calcext:value-type="string">
            <text:p>Improvement</text:p>
          </table:table-cell>
          <table:table-cell table:style-name="ce61" table:formula="of:=IF(AND([.B32]&lt;&gt;&quot;&quot;; [.C32]&lt;&gt;&quot;&quot;); &quot; $&quot; &amp; TEXT([.B32]; &quot;0.00&quot;) &amp; &quot;_{\delta \hspace{1px} &quot; &amp; TEXT([.C32]; &quot;0.00&quot;) &amp; &quot;}$ &quot;; &quot;&quot;)" office:value-type="string" office:string-value=" $0.00_{\delta \hspace{1px} -0.07}$ " calcext:value-type="string">
            <text:p><text:s/>$0.00_{\delta \hspace{1px} -0.07}$ </text:p>
          </table:table-cell>
          <table:table-cell table:style-name="ce61" table:formula="of:=IF(AND([.D32]&lt;&gt;&quot;&quot;; [.E32]&lt;&gt;&quot;&quot;); &quot; $&quot; &amp; TEXT([.D32]; &quot;0.00&quot;) &amp; &quot;_{\delta \hspace{1px} &quot; &amp; TEXT([.E32]; &quot;0.00&quot;) &amp; &quot;}$ &quot;; &quot;&quot;)" office:value-type="string" office:string-value=" $-0.10_{\delta \hspace{1px} -0.60}$ " calcext:value-type="string">
            <text:p><text:s/>$-0.10_{\delta \hspace{1px} -0.60}$ </text:p>
          </table:table-cell>
          <table:table-cell table:style-name="ce61" table:formula="of:=IF(AND([.F32]&lt;&gt;&quot;&quot;; [.G32]&lt;&gt;&quot;&quot;); &quot; $&quot; &amp; TEXT([.F32]; &quot;0.00&quot;) &amp; &quot;_{\delta \hspace{1px} &quot; &amp; TEXT([.G32]; &quot;0.00&quot;) &amp; &quot;}$ &quot;; &quot;&quot;)" office:value-type="string" office:string-value=" $0.09_{\delta \hspace{1px} 0.26}$ " calcext:value-type="string">
            <text:p><text:s/>$0.09_{\delta \hspace{1px} 0.26}$ </text:p>
          </table:table-cell>
          <table:table-cell table:style-name="ce76"/>
          <table:table-cell table:style-name="ce66" table:formula="of:=IF(AND([.I32]&lt;&gt;&quot;&quot;; [.J32]&lt;&gt;&quot;&quot;); &quot; $&quot; &amp; TEXT([.I32]; &quot;0.00&quot;) &amp; &quot;_{\delta \hspace{1px} &quot; &amp; TEXT([.J32]; &quot;0.00&quot;) &amp; &quot;}$ &quot;; &quot;&quot;)" office:value-type="string" office:string-value=" $0.24_{\delta \hspace{1px} 0.44}$ " calcext:value-type="string">
            <text:p><text:s/>$0.24_{\delta \hspace{1px} 0.44}$ </text:p>
          </table:table-cell>
          <table:table-cell table:style-name="ce61" table:formula="of:=IF(AND([.K32]&lt;&gt;&quot;&quot;; [.L32]&lt;&gt;&quot;&quot;); &quot; $&quot; &amp; TEXT([.K32]; &quot;0.00&quot;) &amp; &quot;_{\delta \hspace{1px} &quot; &amp; TEXT([.L32]; &quot;0.00&quot;) &amp; &quot;}$ &quot;; &quot;&quot;)" office:value-type="string" office:string-value=" $0.14_{\delta \hspace{1px} -0.02}$ " calcext:value-type="string">
            <text:p><text:s/>$0.14_{\delta \hspace{1px} -0.02}$ </text:p>
          </table:table-cell>
          <table:table-cell table:style-name="ce66" table:formula="of:=IF(AND([.M32]&lt;&gt;&quot;&quot;; [.N32]&lt;&gt;&quot;&quot;); &quot; $&quot; &amp; TEXT([.M32]; &quot;0.00&quot;) &amp; &quot;_{\delta \hspace{1px} &quot; &amp; TEXT([.N32]; &quot;0.00&quot;) &amp; &quot;}$ &quot;; &quot;&quot;)" office:value-type="string" office:string-value=" $0.32_{\delta \hspace{1px} 0.47}$ " calcext:value-type="string">
            <text:p><text:s/>$0.32_{\delta \hspace{1px} 0.47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/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/>
          <table:table-cell table:style-name="ce24"/>
          <table:table-cell table:style-name="ce115"/>
          <table:table-cell table:style-name="ce44" table:formula="of:=IF([.A33]&lt;&gt;&quot;&quot;; [.A33]; &quot;&quot;)">
            <text:p/>
          </table:table-cell>
          <table:table-cell table:style-name="ce63" table:formula="of:=IF(AND([.B33]&lt;&gt;&quot;&quot;; [.C33]&lt;&gt;&quot;&quot;); &quot; $&quot; &amp; TEXT([.B33]; &quot;0.00&quot;) &amp; &quot;_{\pm &quot; &amp; TEXT([.C33]; &quot;0.00&quot;) &amp; &quot;}$ &quot;; &quot;&quot;)">
            <text:p/>
          </table:table-cell>
          <table:table-cell table:style-name="ce67" table:formula="of:=IF(AND([.D33]&lt;&gt;&quot;&quot;; [.E33]&lt;&gt;&quot;&quot;); &quot; $&quot; &amp; TEXT([.D33]; &quot;0.00&quot;) &amp; &quot;_{\pm &quot; &amp; TEXT([.E33]; &quot;0.00&quot;) &amp; &quot;}$ &quot;; &quot;&quot;)">
            <text:p/>
          </table:table-cell>
          <table:table-cell table:style-name="ce69" table:formula="of:=IF(AND([.F33]&lt;&gt;&quot;&quot;; [.G33]&lt;&gt;&quot;&quot;); &quot; $&quot; &amp; TEXT([.F33]; &quot;0.00&quot;) &amp; &quot;_{\pm &quot; &amp; TEXT([.G33]; &quot;0.00&quot;) &amp; &quot;}$ &quot;; &quot;&quot;)">
            <text:p/>
          </table:table-cell>
          <table:table-cell table:style-name="ce70"/>
          <table:table-cell table:style-name="ce67" table:formula="of:=IF(AND([.I33]&lt;&gt;&quot;&quot;; [.J33]&lt;&gt;&quot;&quot;); &quot; $&quot; &amp; TEXT([.I33]; &quot;0.00&quot;) &amp; &quot;_{\pm &quot; &amp; TEXT([.J33]; &quot;0.00&quot;) &amp; &quot;}$ &quot;; &quot;&quot;)">
            <text:p/>
          </table:table-cell>
          <table:table-cell table:style-name="ce67" table:formula="of:=IF(AND([.K33]&lt;&gt;&quot;&quot;; [.L33]&lt;&gt;&quot;&quot;); &quot; $&quot; &amp; TEXT([.K33]; &quot;0.00&quot;) &amp; &quot;_{\pm &quot; &amp; TEXT([.L33]; &quot;0.00&quot;) &amp; &quot;}$ &quot;; &quot;&quot;)">
            <text:p/>
          </table:table-cell>
          <table:table-cell table:style-name="ce67" table:formula="of:=IF(AND([.M33]&lt;&gt;&quot;&quot;; [.N33]&lt;&gt;&quot;&quot;); &quot; $&quot; &amp; TEXT([.M33]; &quot;0.00&quot;) &amp; &quot;_{\pm &quot; &amp; TEXT([.N33]; &quot;0.00&quot;) &amp; &quot;}$ &quot;; &quot;&quot;)">
            <text:p/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 office:value-type="string" calcext:value-type="string">
            <text:p><text:span text:style-name="T1">Single: </text:span>Tweets</text:p>
          </table:table-cell>
          <table:table-cell table:style-name="ce19" office:value-type="float" office:value="92.0517419837623" calcext:value-type="float">
            <text:p>92.05</text:p>
          </table:table-cell>
          <table:table-cell table:style-name="ce34" office:value-type="float" office:value="1.38770363421757" calcext:value-type="float">
            <text:p>1.39</text:p>
          </table:table-cell>
          <table:table-cell table:style-name="ce19" office:value-type="float" office:value="93.1127440093671" calcext:value-type="float">
            <text:p>93.11</text:p>
          </table:table-cell>
          <table:table-cell table:style-name="ce34" office:value-type="float" office:value="1.4288617423268" calcext:value-type="float">
            <text:p>1.43</text:p>
          </table:table-cell>
          <table:table-cell table:style-name="ce29" office:value-type="float" office:value="91.0292609592746" calcext:value-type="float">
            <text:p>91.03</text:p>
          </table:table-cell>
          <table:table-cell table:style-name="ce25" office:value-type="float" office:value="1.79272495394506" calcext:value-type="float">
            <text:p>1.79</text:p>
          </table:table-cell>
          <table:table-cell table:style-name="ce56"/>
          <table:table-cell table:style-name="ce19" office:value-type="float" office:value="96.3299897142834" calcext:value-type="float">
            <text:p>96.33</text:p>
          </table:table-cell>
          <table:table-cell table:style-name="ce34" office:value-type="float" office:value="1.27495205601921" calcext:value-type="float">
            <text:p>1.27</text:p>
          </table:table-cell>
          <table:table-cell table:style-name="ce19" office:value-type="float" office:value="97.4412955344531" calcext:value-type="float">
            <text:p>97.44</text:p>
          </table:table-cell>
          <table:table-cell table:style-name="ce34" office:value-type="float" office:value="1.39718347668586" calcext:value-type="float">
            <text:p>1.40</text:p>
          </table:table-cell>
          <table:table-cell table:style-name="ce19" office:value-type="float" office:value="95.2589714706468" calcext:value-type="float">
            <text:p>95.26</text:p>
          </table:table-cell>
          <table:table-cell table:style-name="ce34" office:value-type="float" office:value="1.68015009711869" calcext:value-type="float">
            <text:p>1.68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4]&lt;&gt;&quot;&quot;; [.A34]; &quot;&quot;)" office:value-type="string" office:string-value="Single: Tweets" calcext:value-type="string">
            <text:p>Single: Tweets</text:p>
          </table:table-cell>
          <table:table-cell table:style-name="ce67" table:formula="of:=IF(AND([.B34]&lt;&gt;&quot;&quot;; [.C34]&lt;&gt;&quot;&quot;); &quot; $&quot; &amp; TEXT([.B34]; &quot;0.00&quot;) &amp; &quot;_{\pm &quot; &amp; TEXT([.C34]; &quot;0.00&quot;) &amp; &quot;}$ &quot;; &quot;&quot;)" office:value-type="string" office:string-value=" $92.05_{\pm 1.39}$ " calcext:value-type="string">
            <text:p><text:s/>$92.05_{\pm 1.39}$ </text:p>
          </table:table-cell>
          <table:table-cell table:style-name="ce67" table:formula="of:=IF(AND([.D34]&lt;&gt;&quot;&quot;; [.E34]&lt;&gt;&quot;&quot;); &quot; $&quot; &amp; TEXT([.D34]; &quot;0.00&quot;) &amp; &quot;_{\pm &quot; &amp; TEXT([.E34]; &quot;0.00&quot;) &amp; &quot;}$ &quot;; &quot;&quot;)" office:value-type="string" office:string-value=" $93.11_{\pm 1.43}$ " calcext:value-type="string">
            <text:p><text:s/>$93.11_{\pm 1.43}$ </text:p>
          </table:table-cell>
          <table:table-cell table:style-name="ce69" table:formula="of:=IF(AND([.F34]&lt;&gt;&quot;&quot;; [.G34]&lt;&gt;&quot;&quot;); &quot; $&quot; &amp; TEXT([.F34]; &quot;0.00&quot;) &amp; &quot;_{\pm &quot; &amp; TEXT([.G34]; &quot;0.00&quot;) &amp; &quot;}$ &quot;; &quot;&quot;)" office:value-type="string" office:string-value=" $91.03_{\pm 1.79}$ " calcext:value-type="string">
            <text:p><text:s/>$91.03_{\pm 1.79}$ </text:p>
          </table:table-cell>
          <table:table-cell table:style-name="ce70"/>
          <table:table-cell table:style-name="ce67" table:formula="of:=IF(AND([.I34]&lt;&gt;&quot;&quot;; [.J34]&lt;&gt;&quot;&quot;); &quot; $&quot; &amp; TEXT([.I34]; &quot;0.00&quot;) &amp; &quot;_{\pm &quot; &amp; TEXT([.J34]; &quot;0.00&quot;) &amp; &quot;}$ &quot;; &quot;&quot;)" office:value-type="string" office:string-value=" $96.33_{\pm 1.27}$ " calcext:value-type="string">
            <text:p><text:s/>$96.33_{\pm 1.27}$ </text:p>
          </table:table-cell>
          <table:table-cell table:style-name="ce67" table:formula="of:=IF(AND([.K34]&lt;&gt;&quot;&quot;; [.L34]&lt;&gt;&quot;&quot;); &quot; $&quot; &amp; TEXT([.K34]; &quot;0.00&quot;) &amp; &quot;_{\pm &quot; &amp; TEXT([.L34]; &quot;0.00&quot;) &amp; &quot;}$ &quot;; &quot;&quot;)" office:value-type="string" office:string-value=" $97.44_{\pm 1.40}$ " calcext:value-type="string">
            <text:p><text:s/>$97.44_{\pm 1.40}$ </text:p>
          </table:table-cell>
          <table:table-cell table:style-name="ce67" table:formula="of:=IF(AND([.M34]&lt;&gt;&quot;&quot;; [.N34]&lt;&gt;&quot;&quot;); &quot; $&quot; &amp; TEXT([.M34]; &quot;0.00&quot;) &amp; &quot;_{\pm &quot; &amp; TEXT([.N34]; &quot;0.00&quot;) &amp; &quot;}$ &quot;; &quot;&quot;)" office:value-type="string" office:string-value=" $95.26_{\pm 1.68}$ " calcext:value-type="string">
            <text:p><text:s/>$95.26_{\pm 1.68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 office:value-type="string" calcext:value-type="string">
            <text:p><text:span text:style-name="T1">Multi: </text:span>Tweets</text:p>
          </table:table-cell>
          <table:table-cell table:style-name="ce19" office:value-type="float" office:value="92.1012517184411" calcext:value-type="float">
            <text:p>92.10</text:p>
          </table:table-cell>
          <table:table-cell table:style-name="ce34" office:value-type="float" office:value="1.38393635447108" calcext:value-type="float">
            <text:p>1.38</text:p>
          </table:table-cell>
          <table:table-cell table:style-name="ce19" office:value-type="float" office:value="92.4991779084234" calcext:value-type="float">
            <text:p>92.50</text:p>
          </table:table-cell>
          <table:table-cell table:style-name="ce34" office:value-type="float" office:value="1.28129350089763" calcext:value-type="float">
            <text:p>1.28</text:p>
          </table:table-cell>
          <table:table-cell table:style-name="ce29" office:value-type="float" office:value="91.7180306734158" calcext:value-type="float">
            <text:p>91.72</text:p>
          </table:table-cell>
          <table:table-cell table:style-name="ce25" office:value-type="float" office:value="1.78682239281977" calcext:value-type="float">
            <text:p>1.79</text:p>
          </table:table-cell>
          <table:table-cell table:style-name="ce56"/>
          <table:table-cell table:style-name="ce19" office:value-type="float" office:value="95.9492342060721" calcext:value-type="float">
            <text:p>95.95</text:p>
          </table:table-cell>
          <table:table-cell table:style-name="ce34" office:value-type="float" office:value="1.14734917164757" calcext:value-type="float">
            <text:p>1.15</text:p>
          </table:table-cell>
          <table:table-cell table:style-name="ce19" office:value-type="float" office:value="96.3651097605491" calcext:value-type="float">
            <text:p>96.37</text:p>
          </table:table-cell>
          <table:table-cell table:style-name="ce34" office:value-type="float" office:value="1.12365720591948" calcext:value-type="float">
            <text:p>1.12</text:p>
          </table:table-cell>
          <table:table-cell table:style-name="ce19" office:value-type="float" office:value="95.5487498457138" calcext:value-type="float">
            <text:p>95.55</text:p>
          </table:table-cell>
          <table:table-cell table:style-name="ce34" office:value-type="float" office:value="1.57608244239976" calcext:value-type="float">
            <text:p>1.58</text:p>
          </table:table-cell>
          <table:table-cell table:style-name="ce25"/>
          <table:table-cell table:style-name="ce24"/>
          <table:table-cell table:style-name="ce115"/>
          <table:table-cell table:style-name="ce44" table:formula="of:=IF([.A35]&lt;&gt;&quot;&quot;; [.A35]; &quot;&quot;)" office:value-type="string" office:string-value="Multi: Tweets" calcext:value-type="string">
            <text:p>Multi: Tweets</text:p>
          </table:table-cell>
          <table:table-cell table:style-name="ce67" table:formula="of:=IF(AND([.B35]&lt;&gt;&quot;&quot;; [.C35]&lt;&gt;&quot;&quot;); &quot; $&quot; &amp; TEXT([.B35]; &quot;0.00&quot;) &amp; &quot;_{\pm &quot; &amp; TEXT([.C35]; &quot;0.00&quot;) &amp; &quot;}$ &quot;; &quot;&quot;)" office:value-type="string" office:string-value=" $92.10_{\pm 1.38}$ " calcext:value-type="string">
            <text:p><text:s/>$92.10_{\pm 1.38}$ </text:p>
          </table:table-cell>
          <table:table-cell table:style-name="ce67" table:formula="of:=IF(AND([.D35]&lt;&gt;&quot;&quot;; [.E35]&lt;&gt;&quot;&quot;); &quot; $&quot; &amp; TEXT([.D35]; &quot;0.00&quot;) &amp; &quot;_{\pm &quot; &amp; TEXT([.E35]; &quot;0.00&quot;) &amp; &quot;}$ &quot;; &quot;&quot;)" office:value-type="string" office:string-value=" $92.50_{\pm 1.28}$ " calcext:value-type="string">
            <text:p><text:s/>$92.50_{\pm 1.28}$ </text:p>
          </table:table-cell>
          <table:table-cell table:style-name="ce67" table:formula="of:=IF(AND([.F35]&lt;&gt;&quot;&quot;; [.G35]&lt;&gt;&quot;&quot;); &quot; $&quot; &amp; TEXT([.F35]; &quot;0.00&quot;) &amp; &quot;_{\pm &quot; &amp; TEXT([.G35]; &quot;0.00&quot;) &amp; &quot;}$ &quot;; &quot;&quot;)" office:value-type="string" office:string-value=" $91.72_{\pm 1.79}$ " calcext:value-type="string">
            <text:p><text:s/>$91.72_{\pm 1.79}$ </text:p>
          </table:table-cell>
          <table:table-cell table:style-name="ce70"/>
          <table:table-cell table:style-name="ce67" table:formula="of:=IF(AND([.I35]&lt;&gt;&quot;&quot;; [.J35]&lt;&gt;&quot;&quot;); &quot; $&quot; &amp; TEXT([.I35]; &quot;0.00&quot;) &amp; &quot;_{\pm &quot; &amp; TEXT([.J35]; &quot;0.00&quot;) &amp; &quot;}$ &quot;; &quot;&quot;)" office:value-type="string" office:string-value=" $95.95_{\pm 1.15}$ " calcext:value-type="string">
            <text:p><text:s/>$95.95_{\pm 1.15}$ </text:p>
          </table:table-cell>
          <table:table-cell table:style-name="ce67" table:formula="of:=IF(AND([.K35]&lt;&gt;&quot;&quot;; [.L35]&lt;&gt;&quot;&quot;); &quot; $&quot; &amp; TEXT([.K35]; &quot;0.00&quot;) &amp; &quot;_{\pm &quot; &amp; TEXT([.L35]; &quot;0.00&quot;) &amp; &quot;}$ &quot;; &quot;&quot;)" office:value-type="string" office:string-value=" $96.37_{\pm 1.12}$ " calcext:value-type="string">
            <text:p><text:s/>$96.37_{\pm 1.12}$ </text:p>
          </table:table-cell>
          <table:table-cell table:style-name="ce67" table:formula="of:=IF(AND([.M35]&lt;&gt;&quot;&quot;; [.N35]&lt;&gt;&quot;&quot;); &quot; $&quot; &amp; TEXT([.M35]; &quot;0.00&quot;) &amp; &quot;_{\pm &quot; &amp; TEXT([.N35]; &quot;0.00&quot;) &amp; &quot;}$ &quot;; &quot;&quot;)" office:value-type="string" office:string-value=" $95.55_{\pm 1.58}$ " calcext:value-type="string">
            <text:p><text:s/>$95.55_{\pm 1.58}$ </text:p>
          </table:table-cell>
          <table:table-cell table:style-name="ce24"/>
          <table:table-cell table:number-columns-repeated="16352"/>
        </table:table-row>
        <table:table-row table:style-name="ro1">
          <table:table-cell table:style-name="ce2" office:value-type="string" calcext:value-type="string">
            <text:p>Improvement</text:p>
          </table:table-cell>
          <table:table-cell table:style-name="ce94" table:formula="of:=IF(OR(ISBLANK([.B34]); ISBLANK([.B35])); &quot;&quot;; ([.B34] - [.B35]))" office:value-type="float" office:value="-0.0495097346788072" calcext:value-type="float">
            <text:p>-0.05</text:p>
          </table:table-cell>
          <table:table-cell table:style-name="ce107" table:formula="of:=IF(OR(ISBLANK([.C34]); ISBLANK([.C35])); &quot;&quot;; ([.C34] - [.C35]))" office:value-type="float" office:value="0.00376727974648983" calcext:value-type="float">
            <text:p>0.00</text:p>
          </table:table-cell>
          <table:table-cell table:style-name="ce94" table:formula="of:=IF(OR(ISBLANK([.D34]); ISBLANK([.D35])); &quot;&quot;; ([.D34] - [.D35]))" office:value-type="float" office:value="0.6135661009437" calcext:value-type="float">
            <text:p>0.61</text:p>
          </table:table-cell>
          <table:table-cell table:style-name="ce107" table:formula="of:=IF(OR(ISBLANK([.E34]); ISBLANK([.E35])); &quot;&quot;; ([.E34] - [.E35]))" office:value-type="float" office:value="0.14756824142917" calcext:value-type="float">
            <text:p>0.15</text:p>
          </table:table-cell>
          <table:table-cell table:style-name="ce94" table:formula="of:=IF(OR(ISBLANK([.F34]); ISBLANK([.F35])); &quot;&quot;; ([.F34] - [.F35]))" office:value-type="float" office:value="-0.688769714141202" calcext:value-type="float">
            <text:p>-0.69</text:p>
          </table:table-cell>
          <table:table-cell table:style-name="ce107" table:formula="of:=IF(OR(ISBLANK([.G34]); ISBLANK([.G35])); &quot;&quot;; ([.G34] - [.G35]))" office:value-type="float" office:value="0.00590256112529008" calcext:value-type="float">
            <text:p>0.01</text:p>
          </table:table-cell>
          <table:table-cell table:style-name="ce54"/>
          <table:table-cell table:style-name="ce94" table:formula="of:=IF(OR(ISBLANK([.I34]); ISBLANK([.I35])); &quot;&quot;; ([.I34] - [.I35]))" office:value-type="float" office:value="0.380755508211294" calcext:value-type="float">
            <text:p>0.38</text:p>
          </table:table-cell>
          <table:table-cell table:style-name="ce107" table:formula="of:=IF(OR(ISBLANK([.J34]); ISBLANK([.J35])); &quot;&quot;; ([.J34] - [.J35]))" office:value-type="float" office:value="0.12760288437164" calcext:value-type="float">
            <text:p>0.13</text:p>
          </table:table-cell>
          <table:table-cell table:style-name="ce94" table:formula="of:=IF(OR(ISBLANK([.K34]); ISBLANK([.K35])); &quot;&quot;; ([.K34] - [.K35]))" office:value-type="float" office:value="1.076185773904" calcext:value-type="float">
            <text:p>1.08</text:p>
          </table:table-cell>
          <table:table-cell table:style-name="ce107" table:formula="of:=IF(OR(ISBLANK([.L34]); ISBLANK([.L35])); &quot;&quot;; ([.L34] - [.L35]))" office:value-type="float" office:value="0.27352627076638" calcext:value-type="float">
            <text:p>0.27</text:p>
          </table:table-cell>
          <table:table-cell table:style-name="ce94" table:formula="of:=IF(OR(ISBLANK([.M34]); ISBLANK([.M35])); &quot;&quot;; ([.M34] - [.M35]))" office:value-type="float" office:value="-0.289778375067002" calcext:value-type="float">
            <text:p>-0.29</text:p>
          </table:table-cell>
          <table:table-cell table:style-name="ce107" table:formula="of:=IF(OR(ISBLANK([.N34]); ISBLANK([.N35])); &quot;&quot;; ([.N34] - [.N35]))" office:value-type="float" office:value="0.10406765471893" calcext:value-type="float">
            <text:p>0.10</text:p>
          </table:table-cell>
          <table:table-cell table:style-name="ce25"/>
          <table:table-cell table:number-columns-repeated="2"/>
          <table:table-cell table:style-name="ce44" table:formula="of:=IF([.A36]&lt;&gt;&quot;&quot;; [.A36]; &quot;&quot;)" office:value-type="string" office:string-value="Improvement" calcext:value-type="string">
            <text:p>Improvement</text:p>
          </table:table-cell>
          <table:table-cell table:style-name="ce67" table:formula="of:=IF(AND([.B36]&lt;&gt;&quot;&quot;; [.C36]&lt;&gt;&quot;&quot;); &quot; $&quot; &amp; TEXT([.B36]; &quot;0.00&quot;) &amp; &quot;_{\delta \hspace{1px} &quot; &amp; TEXT([.C36]; &quot;0.00&quot;) &amp; &quot;}$ &quot;; &quot;&quot;)" office:value-type="string" office:string-value=" $-0.05_{\delta \hspace{1px} 0.00}$ " calcext:value-type="string">
            <text:p><text:s/>$-0.05_{\delta \hspace{1px} 0.00}$ </text:p>
          </table:table-cell>
          <table:table-cell table:style-name="ce67" table:formula="of:=IF(AND([.D36]&lt;&gt;&quot;&quot;; [.E36]&lt;&gt;&quot;&quot;); &quot; $&quot; &amp; TEXT([.D36]; &quot;0.00&quot;) &amp; &quot;_{\delta \hspace{1px} &quot; &amp; TEXT([.E36]; &quot;0.00&quot;) &amp; &quot;}$ &quot;; &quot;&quot;)" office:value-type="string" office:string-value=" $0.61_{\delta \hspace{1px} 0.15}$ " calcext:value-type="string">
            <text:p><text:s/>$0.61_{\delta \hspace{1px} 0.15}$ </text:p>
          </table:table-cell>
          <table:table-cell table:style-name="ce67" table:formula="of:=IF(AND([.F36]&lt;&gt;&quot;&quot;; [.G36]&lt;&gt;&quot;&quot;); &quot; $&quot; &amp; TEXT([.F36]; &quot;0.00&quot;) &amp; &quot;_{\delta \hspace{1px} &quot; &amp; TEXT([.G36]; &quot;0.00&quot;) &amp; &quot;}$ &quot;; &quot;&quot;)" office:value-type="string" office:string-value=" $-0.69_{\delta \hspace{1px} 0.01}$ " calcext:value-type="string">
            <text:p><text:s/>$-0.69_{\delta \hspace{1px} 0.01}$ </text:p>
          </table:table-cell>
          <table:table-cell table:style-name="ce70"/>
          <table:table-cell table:style-name="ce67" table:formula="of:=IF(AND([.I36]&lt;&gt;&quot;&quot;; [.J36]&lt;&gt;&quot;&quot;); &quot; $&quot; &amp; TEXT([.I36]; &quot;0.00&quot;) &amp; &quot;_{\delta \hspace{1px} &quot; &amp; TEXT([.J36]; &quot;0.00&quot;) &amp; &quot;}$ &quot;; &quot;&quot;)" office:value-type="string" office:string-value=" $0.38_{\delta \hspace{1px} 0.13}$ " calcext:value-type="string">
            <text:p><text:s/>$0.38_{\delta \hspace{1px} 0.13}$ </text:p>
          </table:table-cell>
          <table:table-cell table:style-name="ce67" table:formula="of:=IF(AND([.K36]&lt;&gt;&quot;&quot;; [.L36]&lt;&gt;&quot;&quot;); &quot; $&quot; &amp; TEXT([.K36]; &quot;0.00&quot;) &amp; &quot;_{\delta \hspace{1px} &quot; &amp; TEXT([.L36]; &quot;0.00&quot;) &amp; &quot;}$ &quot;; &quot;&quot;)" office:value-type="string" office:string-value=" $1.08_{\delta \hspace{1px} 0.27}$ " calcext:value-type="string">
            <text:p><text:s/>$1.08_{\delta \hspace{1px} 0.27}$ </text:p>
          </table:table-cell>
          <table:table-cell table:style-name="ce67" table:formula="of:=IF(AND([.M36]&lt;&gt;&quot;&quot;; [.N36]&lt;&gt;&quot;&quot;); &quot; $&quot; &amp; TEXT([.M36]; &quot;0.00&quot;) &amp; &quot;_{\delta \hspace{1px} &quot; &amp; TEXT([.N36]; &quot;0.00&quot;) &amp; &quot;}$ &quot;; &quot;&quot;)" office:value-type="string" office:string-value=" $-0.29_{\delta \hspace{1px} 0.10}$ " calcext:value-type="string">
            <text:p><text:s/>$-0.29_{\delta \hspace{1px} 0.10}$ </text:p>
          </table:table-cell>
          <table:table-cell table:number-columns-repeated="16353"/>
        </table:table-row>
        <table:table-row table:style-name="ro2" table:number-rows-repeated="1048539">
          <table:table-cell table:number-columns-repeated="16378"/>
        </table:table-row>
        <table:table-row table:style-name="ro2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22:39:27.34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7T23:20:48.787000000</dc:date>
    <meta:editing-cycles>80</meta:editing-cycles>
    <meta:editing-duration>PT7H5M24S</meta:editing-duration>
    <meta:document-statistic meta:table-count="1" meta:cell-count="569" meta:object-count="0"/>
  </office:meta>
</office:document-meta>
</file>